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Standard">
      <style:paragraph-properties fo:text-align="start" style:justify-single-word="false"/>
    </style:style>
    <style:style style:name="P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style>
    <style:style style:name="P75"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76"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list-style-name="L1">
      <style:paragraph-properties fo:text-align="justify" style:justify-single-word="false"/>
      <style:text-properties fo:font-size="14pt" style:font-size-asian="14pt" style:font-size-complex="14pt"/>
    </style:style>
    <style:style style:name="P78" style:family="paragraph" style:parent-style-name="Standard" style:list-style-name="L3">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9" style:family="paragraph" style:parent-style-name="Standard" style:list-style-name="L4">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0" style:family="paragraph" style:parent-style-name="Standard" style:list-style-name="L5">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1"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2"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3" style:family="paragraph" style:parent-style-name="Standard" style:list-style-name="L5">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84"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85"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list-style-name="L7">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89" style:family="paragraph" style:parent-style-name="Standard" style:list-style-name="L3">
      <style:paragraph-properties fo:text-align="justify" style:justify-single-word="false" style:text-autospace="none"/>
    </style:style>
    <style:style style:name="P90" style:family="paragraph" style:parent-style-name="Standard" style:list-style-name="L5">
      <style:paragraph-properties fo:text-align="justify" style:justify-single-word="false" style:text-autospace="none"/>
    </style:style>
    <style:style style:name="P91" style:family="paragraph" style:parent-style-name="Standard">
      <style:paragraph-properties fo:text-align="justify" style:justify-single-word="false" style:text-autospace="none"/>
    </style:style>
    <style:style style:name="P92" style:family="paragraph" style:parent-style-name="Standard" style:list-style-name="L6">
      <style:paragraph-properties fo:text-align="justify" style:justify-single-word="false" style:text-autospace="none"/>
    </style:style>
    <style:style style:name="P93"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94" style:family="paragraph" style:parent-style-name="Standard" style:list-style-name="L7">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95"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9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9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0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0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1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style>
    <style:style style:name="P111" style:family="paragraph" style:parent-style-name="Standard" style:list-style-name="L6">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12" style:family="paragraph" style:parent-style-name="Standard" style:list-style-name="L6">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1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1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4pt" style:font-name-asian="Courier New" style:font-size-asian="14pt" style:font-name-complex="Courier New" style:font-size-complex="14pt"/>
    </style:style>
    <style:style style:name="P11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6" style:family="paragraph" style:parent-style-name="Standard" style:list-style-name="L6">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17"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19" style:family="paragraph" style:parent-style-name="Standard" style:list-style-name="L8">
      <style:paragraph-properties fo:margin-left="1.296cm" fo:margin-right="0cm" fo:text-align="justify" style:justify-single-word="false" fo:text-indent="0cm" style:auto-text-indent="false">
        <style:tab-stops>
          <style:tab-stop style:position="0.397cm"/>
        </style:tab-stops>
      </style:paragraph-properties>
      <style:text-properties fo:font-size="14pt" style:font-size-asian="14pt" style:font-size-complex="14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3pt"/>
    </style:style>
    <style:style style:name="T4" style:family="text">
      <style:text-properties fo:font-size="13pt" style:font-size-asian="13pt" style:font-size-complex="13pt"/>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fo:font-weight="normal" style:font-size-asian="13pt" style:font-style-asian="normal"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color="#000000"/>
    </style:style>
    <style:style style:name="T14" style:family="text">
      <style:text-properties fo:color="#000000" style:font-name="Courier New"/>
    </style:style>
    <style:style style:name="T1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 fo:font-size="10pt" style:font-size-asian="10pt"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tyle="normal" fo:font-weight="normal" style:font-style-asian="normal" style:font-weight-asian="normal" style:font-style-complex="normal" style:font-weight-complex="normal"/>
    </style:style>
    <style:style style:name="T21" style:family="text">
      <style:text-properties fo:color="#000000" style:font-name="Courier New" fo:font-style="italic" fo:font-weight="normal" style:font-style-asian="italic" style:font-weight-asian="normal" style:font-style-complex="italic"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4" style:family="text">
      <style:text-properties fo:color="#000000" style:font-name="Courier New" fo:font-weight="bold" style:font-weight-asian="bold" style:font-weight-complex="bold"/>
    </style:style>
    <style:style style:name="T25" style:family="text">
      <style:text-properties fo:color="#000000" style:font-name="Times New Roman"/>
    </style:style>
    <style:style style:name="T2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4" style:family="text">
      <style:text-properties fo:color="#000000" style:font-name="Times New Roman" fo:font-style="normal" fo:font-weight="normal" style:font-style-asian="normal" style:font-weight-asian="normal" style:font-style-complex="normal" style:font-weight-complex="normal"/>
    </style:style>
    <style:style style:name="T3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36"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7"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color="#000000" style:font-name="Times New Roman" fo:font-size="12pt" fo:font-style="normal" style:font-size-asian="12pt" style:font-style-asian="normal" style:font-size-complex="12pt" style:font-style-complex="normal"/>
    </style:style>
    <style:style style:name="T4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41" style:family="text">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T4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43" style:family="text">
      <style:text-properties fo:color="#000000" fo:font-style="normal" fo:font-weight="normal" style:font-style-asian="normal" style:font-weight-asian="normal" style:font-style-complex="normal" style:font-weight-complex="normal"/>
    </style:style>
    <style:style style:name="T44" style:family="text">
      <style:text-properties fo:color="#000000" fo:font-style="normal" style:font-name-asian="Courier New" style:font-style-asian="normal" style:font-name-complex="Courier New" style:font-style-complex="normal"/>
    </style:style>
    <style:style style:name="T45"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46"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47" style:family="text">
      <style:text-properties fo:color="#000000" fo:font-style="italic" fo:font-weight="normal" style:font-style-asian="italic" style:font-weight-asian="normal" style:font-style-complex="italic" style:font-weight-complex="normal"/>
    </style:style>
    <style:style style:name="T48" style:family="text">
      <style:text-properties fo:color="#000000" fo:font-style="italic" style:font-style-asian="italic" style:font-style-complex="italic"/>
    </style:style>
    <style:style style:name="T49"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0" style:family="text">
      <style:text-properties fo:color="#000000"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weight="normal"/>
    </style:style>
    <style:style style:name="T58" style:family="text">
      <style:text-properties fo:font-weight="normal" style:font-weight-asian="normal" style:font-weight-complex="normal"/>
    </style:style>
    <style:style style:name="T59" style:family="text">
      <style:text-properties style:font-name="Courier New" fo:font-size="10pt" style:font-size-asian="10pt" style:font-size-complex="10pt"/>
    </style:style>
    <style:style style:name="T60"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61" style:family="text">
      <style:text-properties style:font-name="Courier New" fo:font-size="11pt" fo:font-weight="normal" style:font-size-asian="11pt" style:font-weight-asian="normal" style:font-size-complex="11pt" style:font-weight-complex="normal"/>
    </style:style>
    <style:style style:name="T62" style:family="text">
      <style:text-properties style:font-name="Courier New" fo:font-size="9pt" style:font-size-asian="9pt" style:font-size-complex="9pt"/>
    </style:style>
    <style:style style:name="T63" style:family="text">
      <style:text-properties style:font-name="Courier New" fo:font-size="9pt" fo:font-style="italic" style:font-size-asian="9pt" style:font-style-asian="italic" style:font-size-complex="9pt" style:font-style-complex="italic"/>
    </style:style>
    <style:style style:name="T64" style:family="text">
      <style:text-properties style:font-name="Times New Roman"/>
    </style:style>
    <style:style style:name="T65" style:family="text">
      <style:text-properties style:font-name="Times New Roman" fo:font-style="normal" fo:font-weight="normal" style:font-style-asian="normal" style:font-weight-asian="normal" style:font-style-complex="normal" style:font-weight-complex="normal"/>
    </style:style>
    <style:style style:name="T66" style:family="text">
      <style:text-properties style:font-name="Times New Roman" fo:font-style="normal" fo:font-weight="bold" style:font-style-asian="normal" style:font-weight-asian="bold" style:font-style-complex="normal" style:font-weight-complex="bold"/>
    </style:style>
    <style:style style:name="T67" style:family="text">
      <style:text-properties style:font-name="Times New Roman" fo:font-style="italic" fo:font-weight="normal" style:font-style-asian="italic" style:font-weight-asian="normal" style:font-style-complex="italic" style:font-weight-complex="normal"/>
    </style:style>
    <style:style style:name="T68"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69"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70"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71" style:family="text">
      <style:text-properties style:font-name="Times New Roman" fo:font-size="13pt" style:font-size-asian="13pt" style:font-size-complex="13pt"/>
    </style:style>
    <style:style style:name="T72" style:family="text">
      <style:text-properties fo:color="#2a00ff"/>
    </style:style>
    <style:style style:name="T73" style:family="text">
      <style:text-properties fo:color="#2a00ff" fo:font-style="italic" style:font-style-asian="italic" style:font-style-complex="italic"/>
    </style:style>
    <style:style style:name="T74" style:family="text">
      <style:text-properties fo:color="#2a00ff" fo:font-size="9pt" fo:font-style="italic" style:font-size-asian="9pt" style:font-style-asian="italic" style:font-size-complex="9pt" style:font-style-complex="italic"/>
    </style:style>
    <style:style style:name="T75" style:family="text">
      <style:text-properties fo:color="#2a00ff" fo:font-style="normal" fo:font-weight="normal" style:font-style-asian="normal" style:font-weight-asian="normal" style:font-style-complex="normal" style:font-weight-complex="normal"/>
    </style:style>
    <style:style style:name="T76" style:family="text">
      <style:text-properties fo:color="#2a00ff" style:font-name="Courier New"/>
    </style:style>
    <style:style style:name="T77" style:family="text">
      <style:text-properties fo:color="#2a00ff" style:font-name="Courier New" fo:font-size="10pt" style:font-size-asian="10pt" style:font-size-complex="10pt"/>
    </style:style>
    <style:style style:name="T78"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9"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80"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81" style:family="text">
      <style:text-properties fo:color="#2a00ff" style:font-name="Courier New" fo:font-style="normal" fo:font-weight="normal" style:font-style-asian="normal" style:font-weight-asian="normal" style:font-style-complex="normal" style:font-weight-complex="normal"/>
    </style:style>
    <style:style style:name="T82" style:family="text">
      <style:text-properties fo:color="#2a00ff" style:font-name="Courier New" fo:font-style="italic" fo:font-weight="normal" style:font-style-asian="italic" style:font-weight-asian="normal" style:font-style-complex="italic" style:font-weight-complex="normal"/>
    </style:style>
    <style:style style:name="T83" style:family="text">
      <style:text-properties fo:color="#2a00ff" style:font-name="Courier New" fo:font-size="7pt" fo:font-style="normal" fo:font-weight="normal" style:font-size-asian="7pt" style:font-style-asian="normal" style:font-weight-asian="normal" style:font-size-complex="7pt" style:font-style-complex="normal" style:font-weight-complex="normal"/>
    </style:style>
    <style:style style:name="T84" style:family="text">
      <style:text-properties fo:color="#2a00ff" style:font-name="Times New Roman" fo:font-style="normal" fo:font-weight="normal" style:font-style-asian="normal" style:font-weight-asian="normal" style:font-style-complex="normal" style:font-weight-complex="normal"/>
    </style:style>
    <style:style style:name="T85" style:family="text">
      <style:text-properties fo:color="#2a00ff" fo:font-size="7pt" fo:font-style="normal" fo:font-weight="normal" style:font-size-asian="7pt" style:font-style-asian="normal" style:font-weight-asian="normal" style:font-size-complex="7pt" style:font-style-complex="normal" style:font-weight-complex="normal"/>
    </style:style>
    <style:style style:name="T86" style:family="text">
      <style:text-properties fo:color="#7f0055" fo:font-weight="bold" style:font-weight-asian="bold" style:font-weight-complex="bold"/>
    </style:style>
    <style:style style:name="T8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88" style:family="text">
      <style:text-properties fo:color="#7f0055" style:font-name="Courier New" fo:font-size="10pt" fo:font-weight="normal" style:font-size-asian="10pt" style:font-weight-asian="normal" style:font-size-complex="10pt" style:font-weight-complex="normal"/>
    </style:style>
    <style:style style:name="T89"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90" style:family="text">
      <style:text-properties fo:color="#7f0055" style:font-name="Courier New" fo:font-weight="bold" style:font-weight-asian="bold" style:font-weight-complex="bold"/>
    </style:style>
    <style:style style:name="T91" style:family="text">
      <style:text-properties fo:color="#7f0055" fo:font-style="normal" fo:font-weight="bold" style:font-style-asian="normal" style:font-weight-asian="bold" style:font-style-complex="normal" style:font-weight-complex="bold"/>
    </style:style>
    <style:style style:name="T9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3" style:family="text">
      <style:text-properties fo:color="#008080"/>
    </style:style>
    <style:style style:name="T94" style:family="text">
      <style:text-properties fo:color="#008080" fo:font-size="9pt" style:font-size-asian="9pt" style:font-size-complex="9pt"/>
    </style:style>
    <style:style style:name="T95" style:family="text">
      <style:text-properties fo:color="#3f7f7f"/>
    </style:style>
    <style:style style:name="T96" style:family="text">
      <style:text-properties fo:color="#3f7f7f" fo:font-size="9pt" style:font-size-asian="9pt" style:font-size-complex="9pt"/>
    </style:style>
    <style:style style:name="T97" style:family="text">
      <style:text-properties fo:color="#7f007f"/>
    </style:style>
    <style:style style:name="T98" style:family="text">
      <style:text-properties fo:color="#7f007f" fo:font-size="9pt" style:font-size-asian="9pt" style:font-size-complex="9pt"/>
    </style:style>
    <style:style style:name="T99" style:family="text">
      <style:text-properties fo:font-size="9pt" style:font-size-asian="9pt" style:font-size-complex="9pt"/>
    </style:style>
    <style:style style:name="T100" style:family="text">
      <style:text-properties fo:color="#ff0000"/>
    </style:style>
    <style:style style:name="T101" style:family="text">
      <style:text-properties fo:color="#ff0000" fo:font-size="13pt" fo:font-weight="normal" style:font-size-asian="13pt" style:font-weight-asian="normal" style:font-size-complex="13pt" style:font-weight-complex="normal"/>
    </style:style>
    <style:style style:name="T102"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03" style:family="text">
      <style:text-properties fo:color="#ff0000" style:font-name="Courier New" fo:font-size="10pt" style:font-size-asian="10pt" style:font-size-complex="10pt"/>
    </style:style>
    <style:style style:name="T104" style:family="text">
      <style:text-properties fo:color="#ff0000" style:font-name="Courier New"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fo:color="#0000c0"/>
    </style:style>
    <style:style style:name="T106" style:family="text">
      <style:text-properties fo:color="#0000c0" fo:font-style="italic" style:font-style-asian="italic" style:font-style-complex="italic"/>
    </style:style>
    <style:style style:name="T107" style:family="text">
      <style:text-properties fo:color="#0000c0" style:font-name="Courier New" fo:font-size="9pt" fo:font-style="italic" style:font-size-asian="9pt" style:font-style-asian="italic" style:font-size-complex="9pt" style:font-style-complex="italic"/>
    </style:style>
    <style:style style:name="T108" style:family="text">
      <style:text-properties fo:color="#646464"/>
    </style:style>
    <style:style style:name="T109" style:family="text">
      <style:text-properties fo:color="#646464" style:font-name="Courier New" fo:font-size="10pt" style:font-size-asian="10pt" style:font-size-complex="10pt"/>
    </style:style>
    <style:style style:name="T110" style:family="text">
      <style:text-properties fo:font-weight="bold" style:font-weight-asian="bold" style:font-weight-complex="bold"/>
    </style:style>
    <style:style style:name="T111" style:family="text">
      <style:text-properties style:text-underline-style="solid" style:text-underline-width="auto" style:text-underline-color="font-color"/>
    </style:style>
    <style:style style:name="T112" style:family="text">
      <style:text-properties fo:font-size="12pt" fo:font-style="italic" style:font-size-asian="12pt" style:font-style-asian="italic" style:font-size-complex="12pt" style:font-style-complex="italic"/>
    </style:style>
    <style:style style:name="T1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style:font-name-asian="Courier New"/>
    </style:style>
    <style:style style:name="T115" style:family="text">
      <style:text-properties style:font-size-asian="13pt"/>
    </style:style>
    <style:style style:name="T116" style:family="text">
      <style:text-properties style:font-name-complex="Courier New"/>
    </style:style>
    <style:style style:name="T117" style:family="text">
      <style:text-properties style:font-size-complex="13pt"/>
    </style:style>
    <style:style style:name="T118" style:family="text">
      <style:text-properties fo:font-size="10pt" style:text-underline-style="solid" style:text-underline-width="auto" style:text-underline-color="font-color" style:font-size-asian="10pt" style:font-size-complex="10pt"/>
    </style:style>
    <style:style style:name="T119" style:family="text">
      <style:text-properties fo:font-size="10pt" style:text-underline-style="none" style:font-size-asian="10pt" style:font-size-complex="10pt"/>
    </style:style>
    <style:style style:name="T120" style:family="text">
      <style:text-properties style:font-style-asian="normal"/>
    </style:style>
    <style:style style:name="T121" style:family="text">
      <style:text-properties style:font-weight-asian="normal"/>
    </style:style>
    <style:style style:name="T122" style:family="text">
      <style:text-properties style:font-style-complex="normal"/>
    </style:style>
    <style:style style:name="T123"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29550032" text:style-name="L1">
        <text:list-item>
          <text:p text:style-name="P77">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1"><text:tab/>Este documento tem como objetivo demonstrar os conceitos, arquitetura, definições de configuração, propostas e funcionamento do lindbergframework na versão 1.1 com foco no componente de persistência deste framework.</text:p>
      <text:p text:style-name="P11"><text:tab/></text:p>
      <text:p text:style-name="P11"><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1"/>
      <text:p text:style-name="P11"><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8">2 – Visão Geral.</text:p>
      <text:p text:style-name="P7"/>
      <text:p text:style-name="P7"><text:tab/><text:span text:style-name="T4">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p text:style-name="P7"><text:span text:style-name="T4"><text:tab/></text:span><text:span text:style-name="T12">2.1 – Arquitetura</text:span></text:p>
      <text:p text:style-name="P12"/>
      <text:p text:style-name="P7"><text:span text:style-name="T12"><text:tab/></text:span><text:span text:style-name="T4">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0"><text:tab/><text:span text:style-name="T12">2.1.1 – Módulos e responsabilidades</text:span></text:p>
      <text:p text:style-name="P12"/>
      <text:list xml:id="list29553841" text:style-name="L2">
        <text:list-item>
          <text:p text:style-name="P96"><text:span text:style-name="T110">Beans</text:span>: Responsável por todo gerenciamento de inversão de controle (IOC) que o framework provê. O <text:span text:style-name="T110">LDIC </text:span><text:span text:style-name="T54">(Lindberg Dependency Injection Container) é o componente responsável por resolver as instancias de beans solicitados e injeta-los no lugar certo na hora certa de acordo com a necessidade de cada bean. Este componente será detalhado mais a frente.</text:span></text:p>
          <text:p text:style-name="P97"/>
        </text:list-item>
        <text:list-item>
          <text:p text:style-name="P98"><text:span text:style-name="T55">Integration:</text:span><text:span text:style-name="T54"> Módulo responsável pela integração e operacionalidade entre o lindberg e outros frameworks. Na versão atual o framework provê integração com Spring, Adobe Flex e JSF.</text:span></text:p>
          <text:p text:style-name="P97"/>
        </text:list-item>
        <text:list-item>
          <text:p text:style-name="P98"><text:span text:style-name="T55">Context:</text:span><text:span text:style-name="T54"> Responsável por toda configuração, beans e gerenciamento em nível de escopo de cada camada: core, persistence, validation e web.</text:span></text:p>
          <text:p text:style-name="P97"/>
        </text:list-item>
        <text:list-item>
          <text:p text:style-name="P98"><text:span text:style-name="T55">Configuration: </text:span><text:span text:style-name="T54">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76"/>
      <text:p text:style-name="P22"/>
      <text:p text:style-name="P21">3 – O Framework.</text:p>
      <text:p text:style-name="P22"/>
      <text:p text:style-name="P20"><text:span text:style-name="T1"><text:tab/><text:tab/></text:span><text:span text:style-name="T5">O lindbergframework como qualquer outro framework é configurável e customizável as necessidades de cada projeto. A interface </text:span><text:span text:style-name="T36">Configuration</text:span><text:span text:style-name="T19"> </text:span><text:span text:style-name="T26">define o contrato de classes que configuram o framework. Existem ainda duas interfaces que estendem desta ultima. Uma para configurações do core, </text:span><text:span text:style-name="T36">CoreConfiguration</text:span><text:span text:style-name="T15"> </text:span><text:span text:style-name="T26">e outra para configurações específicas do componente de persistencia, </text:span><text:span text:style-name="T36">LinpConfiguration</text:span><text:span text:style-name="T26">.</text:span></text:p>
      <text:p text:style-name="P23"><text:tab/><text:tab/></text:p>
      <text:p text:style-name="P2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23"/>
      <text:p text:style-name="P59"><text:span text:style-name="T44"><text:tab/><text:tab/>- XmlCoreConfiguration:</text:span><text:span text:style-name="T42"> Implementação de </text:span><text:span text:style-name="T46">CoreConfiguration </text:span><text:span text:style-name="T42">para definição da configuração do módulo CORE <text:tab/><text:tab/>via XML baseado no schema: </text:span><text:a xlink:type="simple" xlink:href="http://www.lindbergframework.org/schema/lindberg-config.xsd">http://www.lindbergframework.org/schema/lindberg-config.xsd</text:a><text:span text:style-name="T42">.</text:span></text:p>
      <text:p text:style-name="P34"/>
      <text:p text:style-name="P59"><text:span text:style-name="T44"><text:tab/><text:tab/>- SimpleCoreConfiguration: </text:span><text:span text:style-name="T42">Implementação de </text:span><text:span text:style-name="T46">CoreConfiguration</text:span><text:span text:style-name="T42"> para definição da configuração do módulo CORE <text:tab/><text:tab/>programaticamente.</text:span></text:p>
      <text:p text:style-name="P34"/>
      <text:p text:style-name="P33"><text:tab/><text:tab/>- SimpleLinpConfiguration: <text:span text:style-name="T58">Implementação de </text:span><text:span text:style-name="T52">LinpConfiguration</text:span><text:span text:style-name="T58"> para definição da configuração do módulo de <text:tab/><text:tab/>persistência (LINP) programaticamente.</text:span></text:p>
      <text:p text:style-name="P34"/>
      <text:p text:style-name="P33"><text:tab/><text:tab/>- XmlLinpConfiguration: <text:span text:style-name="T58">Implementação de </text:span><text:span text:style-name="T52">LinpConfiguration</text:span><text:span text:style-name="T58"> para definição da configuração do módulo de <text:tab/><text:tab/><text:tab/>persistência (LINP) via XML baseado no schema: </text:span><text:a xlink:type="simple" xlink:href="http://www.lindbergframework.org/schema/linp-sqlMapping.xsd"><text:span text:style-name="T58">http://www.lindbergframework.org/schema/linp-sqlMapping.xsd</text:span></text:a><text:span text:style-name="T58">.</text:span></text:p>
      <text:p text:style-name="P34"/>
      <text:p text:style-name="P34"/>
      <text:p text:style-name="P34"/>
      <text:p text:style-name="P38"><text:soft-page-break/><text:tab/><text:tab/>3.1 – Processo de Configuração</text:p>
      <text:p text:style-name="P38"/>
      <text:p text:style-name="P23"><text:tab/><text:tab/>O processo de configuração é iniciado e gerenciamento a partir do módulo CORE. O módulo core é configurado e este configura e os outros módulos dependentes, como por exemplo o módulo LINP.</text:p>
      <text:p text:style-name="P23"/>
      <text:p text:style-name="P28"><text:span text:style-name="T54"><text:tab/><text:tab/>A interface </text:span><text:span text:style-name="T52">CoreConfiguration </text:span><text:span text:style-name="T54">define um método chamado </text:span><text:span text:style-name="T59">getLinpConfiguration </text:span><text:span text:style-name="T54">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52">LinpConfiguration </text:span><text:span text:style-name="T54">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23"/>
      <text:p text:style-name="P38"><text:tab/><text:tab/>3.2 - Contextos</text:p>
      <text:p text:style-name="P23"/>
      <text:p text:style-name="P2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23"/>
      <text:p text:style-name="P28"><text:span text:style-name="T54"><text:tab/><text:tab/>A interface </text:span><text:span text:style-name="T52">Context </text:span><text:span text:style-name="T54">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52">getInstance </text:span><text:span text:style-name="T54">definido e cada um deles para a obtenção da instancia corrente.</text:span></text:p>
      <text:p text:style-name="P23"/>
      <text:p text:style-name="P28"><text:span text:style-name="T54"><text:tab/><text:tab/>Um contexto só pode ser usado se este estiver ativo. Para ativar um contexto o método </text:span><text:span text:style-name="T52">loadConfiguration</text:span><text:span text:style-name="T54"> deve ser invocado passando como parâmetro a instancia da configuração sobre o qual o contexto se baseará.</text:span></text:p>
      <text:p text:style-name="P23"/>
      <text:p text:style-name="P28"><text:span text:style-name="T54"><text:tab/><text:tab/>A interface </text:span><text:span text:style-name="T52">Context </text:span><text:span text:style-name="T54">também define outros métodos auxiliares, como por exemplo </text:span><text:span text:style-name="T52">isActive</text:span><text:span text:style-name="T54"> para a verificação do status do contexto e </text:span><text:span text:style-name="T52">close</text:span><text:span text:style-name="T54"> para efetuar o encerramento do contexto. Qualquer tentativa de uso de um contexto fechado resultará em uma </text:span><text:span text:style-name="T67">IllegalStateContextException.</text:span></text:p>
      <text:p text:style-name="P30"/>
      <text:p text:style-name="P28"><text:span text:style-name="T67"><text:tab/><text:tab/></text:span><text:span text:style-name="T65">Você não precisa se aprofundar no estudo dos contextos pois o framework faz todo o trabalho e interage com os contextos quando necessário e você não precisa se preocupar com nada referente a isso, pelo menos para o uso comum.</text:span></text:p>
      <text:p text:style-name="P23"/>
      <text:p text:style-name="P38"><text:tab/><text:tab/>3.3 – Configuração do CORE</text:p>
      <text:p text:style-name="P38"/>
      <text:p text:style-name="P36"><text:span text:style-name="T54"><text:tab/><text:tab/></text:span><text:span text:style-name="T5">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23"/>
      <text:p text:style-name="P23"><text:tab/><text:tab/></text:p>
      <text:p text:style-name="P23"/>
      <text:p text:style-name="P23"/>
      <text:p text:style-name="P23"/>
      <text:p text:style-name="P23"><text:soft-page-break/><text:tab/><text:tab/>As duas propriedades que podem ser configuradas no CORE são:</text:p>
      <text:p text:style-name="P23"/>
      <text:p text:style-name="P28"><text:span text:style-name="T54"><text:tab/><text:tab/>- </text:span><text:span text:style-name="T79">lindberg.core.di-basepackage </text:span><text:span text:style-name="T102">(propriedade requerida)</text:span><text:span text:style-name="T79">:</text:span></text:p>
      <text:p text:style-name="P106"><text:span text:style-name="T82"><text:tab/><text:tab/></text:span><text:span text:style-name="T54">Pacote base de beans para injeção. </text:span></text:p>
      <text:p text:style-name="P28"><text:span text:style-name="T54"><text:tab/><text:tab/></text:span><text:span text:style-name="T113">Constante que define essa propriedade:</text:span><text:span text:style-name="T54"> </text:span><text:span text:style-name="T60">CoreConfiguration.CONFIG_PROPERTY_DI_BASEPACKAGE</text:span><text:span text:style-name="T92">;</text:span><text:span text:style-name="T54"> </text:span></text:p>
      <text:p text:style-name="P69"><text:tab/><text:tab/></text:p>
      <text:p text:style-name="P36"><text:span text:style-name="T92"><text:tab/><text:tab/>- </text:span><text:span text:style-name="T79">lindberg.core.beanfactory </text:span><text:span text:style-name="T102">(se não for definida a fábrica padrão será usada - AnnotationBeanFactory)</text:span><text:span text:style-name="T79">: <text:tab/><text:tab/></text:span><text:span text:style-name="T113">Fábrica de beans a ser usada. </text:span></text:p>
      <text:p text:style-name="P40"><text:span text:style-name="T101"><text:tab/><text:tab/></text:span><text:span text:style-name="T113">Constante que define essa propriedade:</text:span><text:span text:style-name="T5"> </text:span><text:span text:style-name="T61">CoreConfiguration.CONFIG_PROPERTY_BEAN_FACTORY;</text:span></text:p>
      <text:p text:style-name="P23"/>
      <text:p text:style-name="P36"><text:span text:style-name="T5"><text:tab/><text:tab/>Vamos definir uma configuração de CORE para os seguintes valores usando as duas implementações de </text:span><text:span text:style-name="T7">CoreConfiguration </text:span><text:span text:style-name="T5">na prática:</text:span></text:p>
      <text:p text:style-name="P23"/>
      <text:p text:style-name="P46"><text:tab/><text:tab/>- Pacote base de beans para injeção (<text:span text:style-name="T51">lindberg.core.di-basepackage</text:span>) = org.lindbergframework.exemplo.*</text:p>
      <text:p text:style-name="P35"><text:span text:style-name="T54"><text:tab/><text:tab/>- Bean factory (</text:span><text:span text:style-name="T52">lindberg.core.beanfactory</text:span><text:span text:style-name="T54">) = </text:span><text:span text:style-name="T65">org.lindbergframework.beans.di.context.AnnotationBeanFactory</text:span></text:p>
      <text:p text:style-name="P23"/>
      <text:p text:style-name="P36"><text:span text:style-name="T68"><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5">e o ponto asterisco “.*” define que o framework também <text:s/>procurar beans para injeção de dependência dentro dos sub-pacotes de </text:span><text:span text:style-name="T7">org.lindbergframework.exemplo</text:span><text:span text:style-name="T5">.</text:span></text:p>
      <text:p text:style-name="P23"/>
      <text:p text:style-name="P36"><text:span text:style-name="T5"><text:s text:c="9"/>O lindbergframework define uma interface chamada </text:span><text:span text:style-name="T7">BeanFactory</text:span><text:span text:style-name="T5">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5">e de todo o mecanismo de injeção de dependência.</text:span></text:p>
      <text:p text:style-name="P110"><text:span text:style-name="T26"/></text:p>
      <text:list xml:id="list39222203" text:style-name="L8">
        <text:list-item>
          <text:list>
            <text:list-item>
              <text:list>
                <text:list-header>
                  <text:p text:style-name="P119"><text:span text:style-name="T35">3.3.1 </text:span><text:span text:style-name="T35">–</text:span><text:span text:style-name="T35"> <text:s/>Configurando o CORE na prática – Programaticamente</text:span></text:p>
                </text:list-header>
              </text:list>
            </text:list-item>
          </text:list>
        </text:list-item>
      </text:list>
      <text:p text:style-name="P23"/>
      <text:p text:style-name="P23"><text:tab/><text:tab/>Abaixo é mostrado um exemplo da implementação e uso dessas configurações programaticamente direto com código java usando a implementação SimpleCoreConfiguration:</text:p>
      <text:p text:style-name="P23"/>
      <text:p text:style-name="P60"><text:span text:style-name="T45"><text:s/><text:tab/><text:tab/></text:span><text:span text:style-name="T16">SimpleCoreConfiguration coreConfiguration = </text:span><text:span text:style-name="T87">new</text:span><text:span text:style-name="T16"> SimpleCoreConfiguration();</text:span></text:p>
      <text:p text:style-name="P47"><text:s text:c="8"/></text:p>
      <text:p text:style-name="P62"><text:span text:style-name="T13"><text:s text:c="6"/>coreConfiguration.setDiBasePackage(</text:span><text:span text:style-name="T72">"org.lindbergframework.exemplo.*"</text:span><text:span text:style-name="T13">);</text:span></text:p>
      <text:p text:style-name="P62"><text:span text:style-name="T13"><text:s text:c="6"/>coreConfiguration.setBeanFactory(</text:span><text:span text:style-name="T86">new</text:span><text:span text:style-name="T13"> AnnotationBeanFactory());</text:span></text:p>
      <text:p text:style-name="P47"><text:s text:c="8"/></text:p>
      <text:p text:style-name="P47"><text:s text:c="6"/>CoreContext.<text:span text:style-name="T51">getInstance</text:span>().loadConfiguration(coreConfiguration);</text:p>
      <text:p text:style-name="P47"/>
      <text:p text:style-name="P47"/>
      <text:p text:style-name="P28"><text:span text:style-name="T54"><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52">CoreContext </text:span><text:span text:style-name="T54">via </text:span><text:span text:style-name="T52">CoreContext.getInstance()</text:span><text:span text:style-name="T54"> e o método </text:span><text:span text:style-name="T52">loadConfiguration </text:span><text:span text:style-name="T54">passando a configuração criada é invocado. Pronto, o módulo CORE já está pronto para ser usado e em qualquer lugar você pode invocar </text:span><text:span text:style-name="T52">CoreContext.getInstance().getBeanFactory() </text:span><text:span text:style-name="T54">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text:span><text:soft-page-break/><text:span text:style-name="T54">configuração.</text:span></text:p>
      <text:p text:style-name="P28"><text:span text:style-name="T54"/></text:p>
      <text:p text:style-name="P36"><text:span text:style-name="T54"><text:tab/><text:tab/>3.3.2 – <text:s/>Configurando o CORE na prática – Usando XML</text:span></text:p>
      <text:p text:style-name="P23"/>
      <text:p text:style-name="P28"><text:span text:style-name="T54"><text:tab/><text:tab/>A seguir é demonstrado a mesma configuração só que usando uma implementação de </text:span><text:span text:style-name="T52">CoreConfiguration</text:span><text:span text:style-name="T54"> para configuração baseada em XML. Abaixo é mostrado um simples arquivo de configuração de core baseado no schema </text:span><text:a xlink:type="simple" xlink:href="http://www.lindbergframework.org/schema/lindberg-config.xsd"><text:span text:style-name="T92">http://www.lindbergframework.org/schema/lindberg-config.xsd</text:span></text:a><text:span text:style-name="T92"> que define as mesmas configurações do exemplo anterior.</text:span></text:p>
      <text:p text:style-name="P34"/>
      <text:p text:style-name="P34"/>
      <text:p text:style-name="P50"><text:span text:style-name="T93"><text:tab/> <text:s/></text:span><text:span text:style-name="T94">&lt;?</text:span><text:span text:style-name="T96">xml</text:span><text:span text:style-name="T99"> </text:span><text:span text:style-name="T98">version</text:span><text:span text:style-name="T99">=</text:span><text:span text:style-name="T74">"1.0"</text:span><text:span text:style-name="T99"> </text:span><text:span text:style-name="T98">encoding</text:span><text:span text:style-name="T99">=</text:span><text:span text:style-name="T74">"UTF-8"</text:span><text:span text:style-name="T94">?&gt;</text:span></text:p>
      <text:p text:style-name="P64"><text:span text:style-name="T93"><text:s text:c="4"/>&lt;</text:span><text:span text:style-name="T95">lindberg-configuration</text:span> <text:span text:style-name="T97">xmlns</text:span><text:span text:style-name="T13">=</text:span><text:span text:style-name="T73">"http://www.lindbergframework.org/schema"</text:span> <text:tab/><text:tab/><text:span text:style-name="T97">xmlns:xsi</text:span><text:span text:style-name="T13">=</text:span><text:span text:style-name="T73">"http://www.w3.org/2001/XMLSchema-instance"</text:span> <text:tab/><text:span text:style-name="T97">xsi:schemaLocation</text:span><text:span text:style-name="T13">=</text:span><text:span text:style-name="T73">"http://www.lindbergframework.org/schema/lindberg-config.xsd"</text:span><text:span text:style-name="T93">&gt;</text:span></text:p>
      <text:p text:style-name="P64"/>
      <text:p text:style-name="P64"><text:span text:style-name="T93"><text:s text:c="7"/>&lt;</text:span><text:span text:style-name="T95">core</text:span><text:span text:style-name="T93">&gt;</text:span></text:p>
      <text:p text:style-name="P64"><text:span text:style-name="T13"><text:s text:c="10"/></text:span><text:span text:style-name="T93">&lt;</text:span><text:span text:style-name="T95">config-property</text:span> <text:span text:style-name="T97">name</text:span><text:span text:style-name="T13">=</text:span><text:span text:style-name="T73">"lindberg.core.di-basepackage"</text:span> <text:s/><text:tab/><text:tab/><text:tab/><text:tab/><text:tab/><text:tab/><text:tab/><text:tab/><text:span text:style-name="T97">value</text:span><text:span text:style-name="T13">=</text:span><text:span text:style-name="T73">"org.lindbergframework.exemplo.*"</text:span><text:span text:style-name="T93">/&gt;</text:span></text:p>
      <text:p text:style-name="P64"><text:span text:style-name="T13"><text:s text:c="10"/></text:span><text:span text:style-name="T93">&lt;</text:span><text:span text:style-name="T95">config-property</text:span> <text:span text:style-name="T97">name</text:span><text:span text:style-name="T13">=</text:span><text:span text:style-name="T73">"lindberg.core.beanfactory"</text:span> <text:s text:c="3"/><text:tab/><text:tab/><text:tab/> <text:s text:c="22"/><text:tab/><text:tab/><text:span text:style-name="T97">value</text:span><text:span text:style-name="T13">=</text:span><text:span text:style-name="T73">"org.lindbergframework.beans.di.context.AnnotationBeanFactory"</text:span><text:span text:style-name="T93">/&gt; </text:span></text:p>
      <text:p text:style-name="P64"><text:span text:style-name="T93"><text:s text:c="7"/>&lt;/</text:span><text:span text:style-name="T95">core</text:span><text:span text:style-name="T93">&gt;</text:span></text:p>
      <text:p text:style-name="P64"/>
      <text:p text:style-name="P64"><text:span text:style-name="T93"><text:s text:c="4"/>&lt;/</text:span><text:span text:style-name="T95">lindberg-configuration</text:span><text:span text:style-name="T93">&gt;</text:span></text:p>
      <text:p text:style-name="P26"/>
      <text:p text:style-name="P26"/>
      <text:p text:style-name="P26"/>
      <text:p text:style-name="P65"><text:span text:style-name="T28"><text:s/><text:tab/>Abaixo é mostrado o mesmo processo de configuração do framework só que usando o XML. Para este exemplo vamos considerar que o XML acima esteja no pacote </text:span><text:span text:style-name="T30">org.lindbergframework.configuracao </text:span><text:span text:style-name="T28">e que o nome do XML é </text:span><text:span text:style-name="T30">lindberg-config.xml </text:span><text:span text:style-name="T28">seguindo o nome do schema.</text:span></text:p>
      <text:p text:style-name="P25"/>
      <text:p text:style-name="P65"><text:span text:style-name="T43">XmlCoreConfiguration coreConfiguration = </text:span></text:p>
      <text:p text:style-name="P65"><text:span text:style-name="T43"><text:s text:c="11"/></text:span><text:span text:style-name="T91">new</text:span><text:span text:style-name="T43"> ClassPathXmlCoreConfiguration(</text:span><text:span text:style-name="T75">"org/lindbergframework/configuracao/lindberg-config.xml"</text:span><text:span text:style-name="T43">);</text:span></text:p>
      <text:p text:style-name="P64"><text:span text:style-name="T13">CoreContext.</text:span><text:span text:style-name="T48">getInstance</text:span><text:span text:style-name="T13">().loadConfiguration(coreConfiguration);</text:span></text:p>
      <text:p text:style-name="P54"/>
      <text:p text:style-name="P25"><text:tab/>Os dois exemplos resultarão na seguinte saída no console informando o status de configuração do framework:</text:p>
      <text:p text:style-name="P25"/>
      <text:p text:style-name="P68"><text:tab/>INFO: Initializing Lindberg Core Context</text:p>
      <text:p text:style-name="P68"><text:tab/>INFO: Lindberg Core Context initialized</text:p>
      <text:p text:style-name="P68"/>
      <text:p text:style-name="P62"><text:span text:style-name="T100"><text:tab/></text:span><text:span text:style-name="T28">Neste último exemplo observe que foi utilizada a classe </text:span><text:span text:style-name="T33">ClassPathXmlCoreConfiguration</text:span><text:span text:style-name="T28"> para criar a configuração. Essa classe é uma extensão natural de </text:span><text:span text:style-name="T30">XmlCoreConfiguration</text:span><text:span text:style-name="T28"> para trabalhar com um arquivo de configuração que está dentro do class path do projeto. Os dois exemplos mostrados ao final configuram o framework a partir de:</text:span></text:p>
      <text:p text:style-name="P63"><text:span text:style-name="T28"/></text:p>
      <text:p text:style-name="P63"><text:span text:style-name="T20">CoreContext.</text:span><text:span text:style-name="T21">getInstance</text:span><text:span text:style-name="T20">().loadConfiguration(coreConfiguration);</text:span></text:p>
      <text:p text:style-name="P52"/>
      <text:p text:style-name="P63"><text:span text:style-name="T20"><text:s text:c="6"/></text:span><text:span text:style-name="T28">A partir daí o core do framework está configurado e podemos por exemplo obter uma instância de um bean a partir da fábrica. Supondo que no pacote </text:span><text:span text:style-name="T30">org.lindbergframework.exemplo.beans </text:span><text:span text:style-name="T28">tenha um bean cujo ID seja “</text:span><text:span text:style-name="T30">pessoaDAO”</text:span><text:span text:style-name="T28"> então podemos obter uma instância desse bean chamando a BeanFactory como demonstrado a seguir, isso só pode ser feito após claro a devida configuração do CORE.</text:span></text:p>
      <text:p text:style-name="P25"/>
      <text:p text:style-name="P103"><text:span text:style-name="T43">IPessoaDAO</text:span><text:span text:style-name="T43"> pessoaDAO = CoreContext.</text:span><text:span text:style-name="T47">getInstance</text:span><text:span text:style-name="T43">().getBeanFactory().</text:span><text:span text:style-name="T43">getBean</text:span><text:span text:style-name="T43">(</text:span><text:span text:style-name="T75">"pessoaDAO"</text:span><text:span text:style-name="T43">);</text:span></text:p>
      <text:p text:style-name="P55"/>
      <text:p text:style-name="P65"><text:span text:style-name="T43"><text:tab/></text:span><text:span text:style-name="T28">Todo o funcionamento do mecanismo de injeção de dependência será detalhado mais a frente. Aqui foi demonstrado apenas como exemplo do uso da configuração na prática.</text:span></text:p>
      <text:p text:style-name="P25"><text:soft-page-break/></text:p>
      <text:p text:style-name="P25"><text:s/></text:p>
      <text:p text:style-name="P43">4 – Injeção de Dependência e Inversão de Controle com o lindbergframework.</text:p>
      <text:p text:style-name="P39"/>
      <text:p text:style-name="P2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24"/>
      <text:p text:style-name="P2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24"/>
      <text:p text:style-name="P2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24"/>
      <text:p text:style-name="P39"><text:tab/><text:tab/>4.1 – Inversão de Controle na Prática</text:p>
      <text:p text:style-name="P24"/>
      <text:p text:style-name="P2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51">org.lindbergframework.exemplo.*</text:span> foi definido, isso fará com que o LDIC crie seu contexto de beans visualizando apenas beans que estão dentro do escopo do pacote <text:span text:style-name="T51">org.lindbergframework.exemplo </text:span>ou sub pacotes deste já que o “.*” foi definido. Abaixo vão algumas regras para a definição do pacote base:</text:p>
      <text:p text:style-name="P24"/>
      <text:p text:style-name="P24"><text:tab/><text:tab/>1 – O pacote deve ser definido usando o carácter “.”;</text:p>
      <text:p text:style-name="P24"/>
      <text:p text:style-name="P24"><text:tab/><text:tab/>2 – Pacotes usando o carácter “/” como por exemplo “org/lindbergframework/xxx” são inválidos;</text:p>
      <text:p text:style-name="P24"/>
      <text:p text:style-name="P24"><text:tab/><text:tab/>3 – Para informar que o escopo se restrinja a um pacote único e específico e somente este basta definir o pacote sem “.*”. Por exemplo: <text:span text:style-name="T51">br.empresa.beans</text:span> define que apenas os beans dentro deste pacote serão visualizados. Qualquer bean dentro de um sub pacote deste não será encontrado como por exemplo um bean dentro de <text:span text:style-name="T51">br.empresa.beans.exemplo</text:span> não será visualizado;</text:p>
      <text:p text:style-name="P24"/>
      <text:p text:style-name="P24"><text:tab/><text:tab/>4 – Para definir que o escopo é um pacote e incluir no escopo todo e qualquer bean que esteja em algum sub pacote do pacote base, como no exemplo anterior <text:tab/><text:span text:style-name="T51">br.empresa.beans</text:span> como pacote base. Para que um bean dentro de <text:span text:style-name="T51">br.empresa.beans.exemplo</text:span> também sejá visualizado e incluído no contexto o pacote base deve ser definido usando ”.*” como a seguir:</text:p>
      <text:p text:style-name="P24"/>
      <text:p text:style-name="P24"><text:tab/><text:tab/> <text:s text:c="9"/><text:span text:style-name="T51">br.empresa.beans.*</text:span></text:p>
      <text:p text:style-name="P31"><text:soft-page-break/></text:p>
      <text:p text:style-name="P24"><text:span text:style-name="T51"><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24"/>
      <text:p text:style-name="P24"><text:tab/><text:tab/><text:tab/>br</text:p>
      <text:p text:style-name="P24"><text:tab/><text:tab/><text:tab/>br.empresa</text:p>
      <text:p text:style-name="P24"><text:tab/><text:tab/><text:tab/>br.empresa.beans</text:p>
      <text:p text:style-name="P24"><text:tab/><text:tab/><text:tab/>br.empresa.beans.exemplo</text:p>
      <text:p text:style-name="P24"><text:tab/><text:tab/><text:tab/>br.empresa.beans.schemas</text:p>
      <text:p text:style-name="P24"/>
      <text:p text:style-name="P24"><text:tab/><text:tab/>Se fosse desejável criar um contexto de beans onde o LDIC visualizasse beans dentro do pacote <text:span text:style-name="T51">br.empresa.beans</text:span> e seus sub pacotes mas que o pacote <text:span text:style-name="T51">br.empresa.beans.schemas</text:span> não fizesse parte do contexto. Para tal, é necessário definir o pacote ou pacotes que se deseja excluir do contexto usando o caráter “:”. Para este exemplo a string do pacote básico seria da seguinte forma:</text:p>
      <text:p text:style-name="P24"/>
      <text:p text:style-name="P29"><text:span text:style-name="T54"><text:tab/><text:tab/><text:tab/></text:span><text:span text:style-name="T77">br.empresa.beans:schemas.*</text:span></text:p>
      <text:p text:style-name="P70"/>
      <text:p text:style-name="P70"/>
      <text:p text:style-name="P39"><text:span text:style-name="T4"><text:tab/><text:tab/>O pacote definido dessa forma diz que o LDIC deve buscar beans no pacote </text:span><text:span text:style-name="T10">br.empresa.beans </text:span><text:span text:style-name="T4">e </text:span><text:span text:style-name="T4">todos os seus sub pacotes menos o sub pacote </text:span><text:span text:style-name="T10">schemas</text:span><text:span text:style-name="T4">. Todo e qualquer bean que estiver dentro de </text:span><text:span text:style-name="T10">br.empresa.beans.schemas</text:span><text:span text:style-name="T4"> os sub pacotes deste não será visualizado pelo LDIC.</text:span></text:p>
      <text:p text:style-name="P24"/>
      <text:p text:style-name="P24"/>
      <text:p text:style-name="P39"><text:tab/><text:tab/>4.2 – Fábrica de Beans</text:p>
      <text:p text:style-name="P24"/>
      <text:p text:style-name="P39"><text:span text:style-name="T4"><text:tab/><text:tab/>A interface </text:span><text:span text:style-name="T10">BeanFactory </text:span><text:span text:style-name="T4">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24"/>
      <text:p text:style-name="P39"><text:span text:style-name="T4"><text:tab/><text:tab/>Uma outra interface importante mas que não será abordada mais a fundo neste momento e que trabalha em conjunto com as fábricas de beans é a </text:span><text:span text:style-name="T10">BeanMapper. </text:span><text:span text:style-name="T4">Essa interface define um mapeador de beans de modo a fornecer meta dados a uma </text:span><text:span text:style-name="T10">BeanFactory</text:span><text:span text:style-name="T4"> de modo a com base nos metadados mapeados por um </text:span><text:span text:style-name="T10">BeanMapper</text:span><text:span text:style-name="T4"> a correta instãncia de um bean solicitado com base em um ID seja criado e retornado pela fábrica. </text:span></text:p>
      <text:p text:style-name="P24"/>
      <text:p text:style-name="P39"><text:span text:style-name="T4"><text:tab/><text:tab/>A classe abstrata </text:span><text:span text:style-name="T10">AbstractBeanFactory </text:span><text:span text:style-name="T4"><text:s/>que fornece recursos comuns ás fábricas de beans já contém um atributo </text:span><text:span text:style-name="T10">BeanMapper</text:span><text:span text:style-name="T4"> de modo a fornecer um mapeador de bean para as fábricas concretas.</text:span></text:p>
      <text:p text:style-name="P24"/>
      <text:p text:style-name="P39"><text:tab/><text:tab/>4.2.1 – Injeção de Dependências</text:p>
      <text:p text:style-name="P24"/>
      <text:p text:style-name="P2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text:soft-page-break/>“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24"/>
      <text:p text:style-name="P24"><text:tab/><text:tab/>O lindbergframework provê a interface <text:span text:style-name="T51">DependencyManager</text:span> que define um gerenciador de dependências que tem como responsabilidade auxiliar uma <text:span text:style-name="T51">BeanFactory </text:span>resolvendo as dependências dos beans solicitados. A implementação padrão desta interface é um gerenciador de dependências baseado em annotation – <text:span text:style-name="T51">AnnotationDependencyManager.</text:span> </text:p>
      <text:p text:style-name="P24"/>
      <text:p text:style-name="P24"><text:tab/>Para exemplificar considere o código abaixo que não usa a injeção automática de dependência:</text:p>
      <text:p text:style-name="P24"/>
      <text:p text:style-name="P51"><text:span text:style-name="T86">public</text:span> <text:span text:style-name="T86">interface</text:span> ISistemaFacade {</text:p>
      <text:p text:style-name="P47"><text:s text:c="4"/></text:p>
      <text:p text:style-name="P62"><text:span text:style-name="T13"><text:s text:c="4"/></text:span><text:span text:style-name="T86">public</text:span><text:span text:style-name="T13"> </text:span><text:span text:style-name="T86">void</text:span><text:span text:style-name="T13"> cadastrarPessoa(Pessoa pessoa);</text:span></text:p>
      <text:p text:style-name="P62"/>
      <text:p text:style-name="P47">}</text:p>
      <text:p text:style-name="P26"/>
      <text:p text:style-name="P47"><text:span text:style-name="T91">public</text:span><text:span text:style-name="T54"> </text:span><text:span text:style-name="T91">class</text:span><text:span text:style-name="T54"> SistemaFacade </text:span><text:span text:style-name="T91">implements</text:span><text:span text:style-name="T54"> ISistemaFacade{</text:span></text:p>
      <text:p text:style-name="P47"><text:s text:c="4"/></text:p>
      <text:p text:style-name="P62"><text:span text:style-name="T13"><text:s text:c="4"/></text:span><text:span text:style-name="T86">private</text:span><text:span text:style-name="T13"> IPessoaBC </text:span><text:span text:style-name="T105">pessoaBC</text:span><text:span text:style-name="T13"> = </text:span><text:span text:style-name="T86">new</text:span><text:span text:style-name="T13"> PessoaBC();</text:span></text:p>
      <text:p text:style-name="P47"><text:s text:c="4"/></text:p>
      <text:p text:style-name="P62"><text:span text:style-name="T13"><text:s text:c="4"/></text:span><text:span text:style-name="T86">public</text:span><text:span text:style-name="T13"> </text:span><text:span text:style-name="T86">void</text:span><text:span text:style-name="T13"> cadastrarPessoa(Pessoa pessoa){</text:span></text:p>
      <text:p text:style-name="P62"><text:span text:style-name="T13"><text:s text:c="8"/></text:span><text:span text:style-name="T105">pessoaBC</text:span><text:span text:style-name="T13">.cadastrar(pessoa);</text:span></text:p>
      <text:p text:style-name="P47"><text:s text:c="4"/>}</text:p>
      <text:p text:style-name="P62"/>
      <text:p text:style-name="P47">}</text:p>
      <text:p text:style-name="P72"/>
      <text:p text:style-name="P47"><text:span text:style-name="T91">public</text:span><text:span text:style-name="T54"> </text:span><text:span text:style-name="T91">interface</text:span><text:span text:style-name="T54"> IPessoaBC {</text:span></text:p>
      <text:p text:style-name="P62"/>
      <text:p text:style-name="P62"><text:span text:style-name="T13"><text:s text:c="3"/></text:span><text:span text:style-name="T86">public</text:span><text:span text:style-name="T13"> </text:span><text:span text:style-name="T86">void</text:span><text:span text:style-name="T13"> cadastrar(Pessoa pessoa);</text:span></text:p>
      <text:p text:style-name="P62"/>
      <text:p text:style-name="P47">}</text:p>
      <text:p text:style-name="P26"/>
      <text:p text:style-name="P47"><text:span text:style-name="T91">public</text:span><text:span text:style-name="T54"> </text:span><text:span text:style-name="T91">class</text:span><text:span text:style-name="T54"> PessoaBC </text:span><text:span text:style-name="T91">implements</text:span><text:span text:style-name="T54"> IPessoaBC{</text:span></text:p>
      <text:p text:style-name="P47"><text:s text:c="4"/></text:p>
      <text:p text:style-name="P62"><text:span text:style-name="T13"><text:s text:c="4"/></text:span><text:span text:style-name="T86">private</text:span><text:span text:style-name="T13"> IPessoaDAO </text:span><text:span text:style-name="T105">pessoaDAO</text:span><text:span text:style-name="T13"> = </text:span><text:span text:style-name="T86">new</text:span><text:span text:style-name="T13"> PessoaDAO();</text:span></text:p>
      <text:p text:style-name="P47"><text:s text:c="4"/></text:p>
      <text:p text:style-name="P62"><text:span text:style-name="T13"><text:s text:c="4"/></text:span><text:span text:style-name="T86">public</text:span><text:span text:style-name="T13"> </text:span><text:span text:style-name="T86">void</text:span><text:span text:style-name="T13"> cadastrar(Pessoa pessoa) {</text:span></text:p>
      <text:p text:style-name="P62"><text:span text:style-name="T13"><text:s text:c="8"/></text:span><text:span text:style-name="T105">pessoaDAO</text:span><text:span text:style-name="T13">.cadastrar(pessoa);</text:span></text:p>
      <text:p text:style-name="P47"><text:s text:c="4"/>}</text:p>
      <text:p text:style-name="P62"/>
      <text:p text:style-name="P47">}</text:p>
      <text:p text:style-name="P71"/>
      <text:p text:style-name="P47"><text:span text:style-name="T91">public</text:span><text:span text:style-name="T54"> </text:span><text:span text:style-name="T91">interface</text:span><text:span text:style-name="T54"> IPessoaDAO {</text:span></text:p>
      <text:p text:style-name="P47"><text:s text:c="4"/></text:p>
      <text:p text:style-name="P62"><text:span text:style-name="T13"><text:s text:c="4"/></text:span><text:span text:style-name="T86">public</text:span><text:span text:style-name="T13"> </text:span><text:span text:style-name="T86">void</text:span><text:span text:style-name="T13"> cadastrar(Pessoa pessoa);</text:span></text:p>
      <text:p text:style-name="P62"/>
      <text:p text:style-name="P47">}</text:p>
      <text:p text:style-name="P26"/>
      <text:p text:style-name="P47"><text:span text:style-name="T91">public</text:span><text:span text:style-name="T54"> </text:span><text:span text:style-name="T91">class</text:span><text:span text:style-name="T54"> PessoaDAO </text:span><text:span text:style-name="T91">implements</text:span><text:span text:style-name="T54"> IPessoaDAO{</text:span></text:p>
      <text:p text:style-name="P47"><text:s text:c="4"/></text:p>
      <text:p text:style-name="P62"><text:span text:style-name="T13"><text:s text:c="4"/></text:span><text:span text:style-name="T86">public</text:span><text:span text:style-name="T13"> </text:span><text:span text:style-name="T86">void</text:span><text:span text:style-name="T13"> cadastrar(Pessoa pessoa){</text:span></text:p>
      <text:p text:style-name="P62"><text:span text:style-name="T13"><text:s text:c="8"/>System.</text:span><text:span text:style-name="T106">out</text:span><text:span text:style-name="T13">.println(</text:span><text:span text:style-name="T72">"Pessoa cadastrada: "</text:span><text:span text:style-name="T13">+pessoa.getNome());</text:span></text:p>
      <text:p text:style-name="P47"><text:s text:c="4"/>}</text:p>
      <text:p text:style-name="P62"/>
      <text:p text:style-name="P47">}</text:p>
      <text:p text:style-name="P26"><text:soft-page-break/></text:p>
      <text:p text:style-name="P26">Código de teste:</text:p>
      <text:p text:style-name="P26"/>
      <text:p text:style-name="P47"><text:span text:style-name="T54">Pessoa pessoa = </text:span><text:span text:style-name="T91">new</text:span><text:span text:style-name="T54"> Pessoa(</text:span><text:span text:style-name="T75">"joão"</text:span><text:span text:style-name="T54">);</text:span></text:p>
      <text:p text:style-name="P62"><text:span text:style-name="T13">ISistemaFacade sistemaFacade = </text:span><text:span text:style-name="T86">new</text:span><text:span text:style-name="T13"> SistemaFacade();</text:span></text:p>
      <text:p text:style-name="P47">sistemaFacade.cadastrarPessoa(pessoa);</text:p>
      <text:p text:style-name="P47"/>
      <text:p text:style-name="P48"><text:tab/><text:span text:style-name="T68">Observe que as classes demonstradas acima não usam recurso de injeção de dependência algum e referem diretamente as implementações finais das classes ao qual dependem. Neste caso observe que a fachada do nosso sistema depende de um </text:span><text:span text:style-name="T70">business controller</text:span><text:span text:style-name="T68"> que implementa a interface </text:span><text:span text:style-name="T70">IPessoaBC</text:span><text:span text:style-name="T68"> e a instância é criada diretamente via operador </text:span><text:span text:style-name="T70">new</text:span><text:span text:style-name="T68"> no código tornando a fachada do nosso sistema extremamente dependente da implementação </text:span><text:span text:style-name="T70">PessoaBC</text:span><text:span text:style-name="T68"> da interface </text:span><text:span text:style-name="T70">IPessoaBC</text:span><text:span text:style-name="T68">. Da mesma forma a implementação </text:span><text:span text:style-name="T70">PessoaBC</text:span><text:span text:style-name="T68"> dependente de uma implementação de </text:span><text:span text:style-name="T70">IPessoaDAO </text:span><text:span text:style-name="T68">e como foi feito na fachada a implementação </text:span><text:span text:style-name="T70">PessoaDAO</text:span><text:span text:style-name="T68"> está diretamente referenciada no código e a instância criada diretamente no código. Neste exemplo os três níveis estão extremamente interdependentes, dificultando qualquer evolução </text:span><text:span text:style-name="T68">ou manutenção no código pois o código está extremamente amarrado a implementações e não a interfaces </text:span><text:span text:style-name="T68">mesmo que estejamos usando interfaces mas de nada adiantam pois a implementação final é referida diretamente no código. </text:span></text:p>
      <text:p text:style-name="P25"/>
      <text:p text:style-name="P2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25"/>
      <text:p text:style-name="P37"><text:span text:style-name="T5"><text:tab/><text:tab/>O lindbergframework fornece uma implementação padrão de </text:span><text:span text:style-name="T7">BeanFacotry</text:span><text:span text:style-name="T5"> que é a classe </text:span><text:span text:style-name="T7">AnnotationBeanFactory</text:span><text:span text:style-name="T5">. Essa fábrica de beans trabalha com as annotations </text:span><text:span text:style-name="T8">@Bean </text:span><text:span text:style-name="T5">e </text:span><text:span text:style-name="T7">@Inject</text:span><text:span text:style-name="T5"> que são utilizadas para a definição de beans e suas dependências. Essa bean factory é a padrão e caso uma não seja definida o framework utilizará esta como padrão.</text:span></text:p>
      <text:p text:style-name="P37"><text:span text:style-name="T5"><text:tab/><text:tab/></text:span><text:span text:style-name="T6">- @Bean:</text:span><text:span text:style-name="T5"> Annotation utilizada para a definir um bean. Os únicos parâmetros que ela tem é o </text:span><text:span text:style-name="T7">value </text:span><text:span text:style-name="T5">e </text:span><text:span text:style-name="T7">singleton.</text:span><text:span text:style-name="T5"> O value é uma String que define o ID do bean. Esse ID deve ser único no contexto e esse ID é o que será usado para referenciar o bean. O ID é requerido nesta annotation. O parâmetro </text:span><text:span text:style-name="T7">singleton</text:span><text:span text:style-name="T5"> é um boolean que recebe “true” quando o bean deve ser um </text:span><text:span text:style-name="T7">singleton</text:span><text:span text:style-name="T5"> ou seja ter apenas uma instância dentro do contexto retornando sempre a mesma instância deste e “false” caso contrário.</text:span></text:p>
      <text:p text:style-name="P24"/>
      <text:p text:style-name="P37"><text:span text:style-name="T5"><text:tab/><text:tab/></text:span><text:span text:style-name="T6">- @Inject:</text:span><text:span text:style-name="T5"> Annotation que define um ponto de injeção de dependência em um bean. O único parâmetro que esta annotation contém é o </text:span><text:span text:style-name="T7">value</text:span><text:span text:style-name="T5"> que é o ID do bean que deve ser injetado no atributo de classe onde esta annotation foi declarada.</text:span></text:p>
      <text:p text:style-name="P24"/>
      <text:p text:style-name="P37"><text:span text:style-name="T5"><text:tab/><text:tab/>Abaixo é mostrado o mesmo exemplo só que fazendo uso dos recursos de inversão de controle do lindbergframework. No exemplo a seguir considere que no ponto de obtenção da instância do bean o </text:span><text:span text:style-name="T7">Core </text:span><text:span text:style-name="T5">do framework já foi configurado como mostrado nas sessões anteriores. Como só as implementações foram alteradas as interfaces são omitidas neste exemplo:</text:span></text:p>
      <text:p text:style-name="P24"/>
      <text:p text:style-name="P49"><text:span text:style-name="T91">import</text:span><text:span text:style-name="T54"> org.lindbergframework.beans.di.annotation.Bean;</text:span></text:p>
      <text:p text:style-name="P62"><text:span text:style-name="T86">import</text:span><text:span text:style-name="T13"> org.lindbergframework.beans.di.annotation.Inject;</text:span></text:p>
      <text:p text:style-name="P62"/>
      <text:p text:style-name="P62"><text:span text:style-name="T108">@Bean</text:span><text:span text:style-name="T13">(</text:span><text:span text:style-name="T72">"sistemaFacade"</text:span><text:span text:style-name="T13">)</text:span></text:p>
      <text:p text:style-name="P62"><text:span text:style-name="T86">public</text:span><text:span text:style-name="T13"> </text:span><text:span text:style-name="T86">class</text:span><text:span text:style-name="T13"> SistemaFacade </text:span><text:span text:style-name="T86">implements</text:span><text:span text:style-name="T13"> ISistemaFacade{</text:span></text:p>
      <text:p text:style-name="P47"><text:s text:c="4"/></text:p>
      <text:p text:style-name="P62"><text:span text:style-name="T13"><text:s text:c="4"/></text:span><text:span text:style-name="T108">@Inject</text:span><text:span text:style-name="T13">(</text:span><text:span text:style-name="T72">"pessoaBC"</text:span><text:span text:style-name="T13">)</text:span></text:p>
      <text:p text:style-name="P62"><text:span text:style-name="T13"><text:s text:c="4"/></text:span><text:span text:style-name="T86">private</text:span><text:span text:style-name="T13"> IPessoaBC </text:span><text:span text:style-name="T105">pessoaBC</text:span><text:span text:style-name="T13">;</text:span></text:p>
      <text:p text:style-name="P47"><text:soft-page-break/><text:s text:c="4"/></text:p>
      <text:p text:style-name="P62"><text:span text:style-name="T13"><text:s text:c="4"/></text:span><text:span text:style-name="T86">public</text:span><text:span text:style-name="T13"> </text:span><text:span text:style-name="T86">void</text:span><text:span text:style-name="T13"> cadastrarPessoa(Pessoa pessoa){</text:span></text:p>
      <text:p text:style-name="P62"><text:span text:style-name="T13"><text:s text:c="8"/></text:span><text:span text:style-name="T105">pessoaBC</text:span><text:span text:style-name="T13">.cadastrar(pessoa);</text:span></text:p>
      <text:p text:style-name="P47"><text:s text:c="4"/>}</text:p>
      <text:p text:style-name="P47">}</text:p>
      <text:p text:style-name="P27"/>
      <text:p text:style-name="P47"><text:span text:style-name="T91">import</text:span><text:span text:style-name="T54"> org.lindbergframework.beans.di.annotation.Bean;</text:span></text:p>
      <text:p text:style-name="P62"><text:span text:style-name="T86">import</text:span><text:span text:style-name="T13"> org.lindbergframework.beans.di.annotation.Inject;</text:span></text:p>
      <text:p text:style-name="P62"/>
      <text:p text:style-name="P62"><text:span text:style-name="T108">@Bean</text:span><text:span text:style-name="T13">(</text:span><text:span text:style-name="T72">"pessoaBC"</text:span><text:span text:style-name="T13">)</text:span></text:p>
      <text:p text:style-name="P62"><text:span text:style-name="T86">public</text:span><text:span text:style-name="T13"> </text:span><text:span text:style-name="T86">class</text:span><text:span text:style-name="T13"> PessoaBC </text:span><text:span text:style-name="T86">implements</text:span><text:span text:style-name="T13"> IPessoaBC{</text:span></text:p>
      <text:p text:style-name="P47"><text:s text:c="4"/></text:p>
      <text:p text:style-name="P62"><text:span text:style-name="T13"><text:s text:c="4"/></text:span><text:span text:style-name="T108">@Inject</text:span><text:span text:style-name="T13">(</text:span><text:span text:style-name="T72">"pessoaDAO"</text:span><text:span text:style-name="T13">)</text:span></text:p>
      <text:p text:style-name="P62"><text:span text:style-name="T13"><text:s text:c="4"/></text:span><text:span text:style-name="T86">private</text:span><text:span text:style-name="T13"> IPessoaDAO </text:span><text:span text:style-name="T105">pessoaDAO</text:span><text:span text:style-name="T13">;</text:span></text:p>
      <text:p text:style-name="P47"><text:s text:c="4"/></text:p>
      <text:p text:style-name="P62"><text:span text:style-name="T13"><text:s text:c="4"/></text:span><text:span text:style-name="T86">public</text:span><text:span text:style-name="T13"> </text:span><text:span text:style-name="T86">void</text:span><text:span text:style-name="T13"> cadastrar(Pessoa pessoa) {</text:span></text:p>
      <text:p text:style-name="P62"><text:span text:style-name="T13"><text:s text:c="8"/></text:span><text:span text:style-name="T105">pessoaDAO</text:span><text:span text:style-name="T13">.cadastrar(pessoa);</text:span></text:p>
      <text:p text:style-name="P47"><text:s text:c="4"/>}</text:p>
      <text:p text:style-name="P47">}</text:p>
      <text:p text:style-name="P27"/>
      <text:p text:style-name="P27"/>
      <text:p text:style-name="P27"/>
      <text:p text:style-name="P73"/>
      <text:p text:style-name="P47"><text:span text:style-name="T91">import</text:span><text:span text:style-name="T54"> org.lindbergframework.beans.di.annotation.Bean;</text:span></text:p>
      <text:p text:style-name="P62"/>
      <text:p text:style-name="P62"><text:span text:style-name="T108">@Bean</text:span><text:span text:style-name="T13">(</text:span><text:span text:style-name="T72">"pessoaDAO"</text:span><text:span text:style-name="T13">)</text:span></text:p>
      <text:p text:style-name="P62"><text:span text:style-name="T86">public</text:span><text:span text:style-name="T13"> </text:span><text:span text:style-name="T86">class</text:span><text:span text:style-name="T13"> PessoaDAO </text:span><text:span text:style-name="T86">implements</text:span><text:span text:style-name="T13"> IPessoaDAO{</text:span></text:p>
      <text:p text:style-name="P47"><text:s text:c="4"/></text:p>
      <text:p text:style-name="P62"><text:span text:style-name="T13"><text:s text:c="4"/></text:span><text:span text:style-name="T86">public</text:span><text:span text:style-name="T13"> </text:span><text:span text:style-name="T86">void</text:span><text:span text:style-name="T13"> cadastrar(Pessoa pessoa){</text:span></text:p>
      <text:p text:style-name="P62"><text:span text:style-name="T13"><text:s text:c="8"/>System.</text:span><text:span text:style-name="T106">out</text:span><text:span text:style-name="T13">.println(</text:span><text:span text:style-name="T72">"Pessoa cadastrada: "</text:span><text:span text:style-name="T13">+pessoa.getNome());</text:span></text:p>
      <text:p text:style-name="P47"><text:s text:c="4"/>}</text:p>
      <text:p text:style-name="P47">}</text:p>
      <text:p text:style-name="P53"/>
      <text:p text:style-name="P26">Código de teste:</text:p>
      <text:p text:style-name="P41"/>
      <text:p text:style-name="P56"><text:span text:style-name="T54">Pessoa pessoa = </text:span><text:span text:style-name="T91">new</text:span><text:span text:style-name="T54"> Pessoa(</text:span><text:span text:style-name="T75">"joão"</text:span><text:span text:style-name="T54">);</text:span></text:p>
      <text:p text:style-name="P66"><text:span text:style-name="T13">ISistemaFacade sistemaFacade = CoreContext.</text:span><text:span text:style-name="T48">getInstance</text:span><text:span text:style-name="T13">().getBeanFactory().getBean(</text:span><text:span text:style-name="T72">"sistemaFacade"</text:span><text:span text:style-name="T13">);</text:span></text:p>
      <text:p text:style-name="P56">sistemaFacade.cadastrarPessoa(pessoa);</text:p>
      <text:p text:style-name="P56"/>
      <text:p text:style-name="P48"><text:span text:style-name="T69"><text:tab/></text:span><text:span text:style-name="T68">Observe que neste segundo exemplo as classes não referenciam como dependência nenhum implementação específica. </text:span><text:span text:style-name="T70">SistemaFacade</text:span><text:span text:style-name="T68"> referencia apenas a interface </text:span><text:span text:style-name="T70">IPessoaBC</text:span><text:span text:style-name="T68"> e é indiferente quanto a implementação que será usada. Da mesma forma </text:span><text:span text:style-name="T70">PessoaBC</text:span><text:span text:style-name="T68"> referencia apenas a interface </text:span><text:span text:style-name="T70">IPessoaDAO</text:span><text:span text:style-name="T68"> e seu funcionamento não depende e nem está acoplado a nenhuma implementação desta.</text:span></text:p>
      <text:p text:style-name="P25"/>
      <text:p text:style-name="P48"><text:span text:style-name="T68"><text:tab/>Neste último exemplo a classe </text:span><text:span text:style-name="T70">SistemaFacade</text:span><text:span text:style-name="T68"> é anotada com a annotation </text:span><text:span text:style-name="T70">@Bean</text:span><text:span text:style-name="T68"> onde o ID deste bean é definido como </text:span><text:span text:style-name="T70">sistemaFacade</text:span><text:span text:style-name="T68">. Este bean possui uma dependência com um </text:span><text:span text:style-name="T70">IPessoaBC</text:span><text:span text:style-name="T68"> e para definir e instruir ao LDIC que faça a injeção da implementação <text:s text:c="2"/>que deve ser usada, este atributo foi anotado com a annotation </text:span><text:span text:style-name="T70">@Inject</text:span><text:span text:style-name="T68"> definindo como parâmetro o ID do bean que deve ser injetado neste ponto. Observe que não há necessidade de definição de um </text:span><text:span text:style-name="T70">setter</text:span><text:span text:style-name="T68"> para </text:span><text:span text:style-name="T70">pessoaBC</text:span><text:span text:style-name="T68">.</text:span></text:p>
      <text:p text:style-name="P25"/>
      <text:p text:style-name="P48"><text:span text:style-name="T68"><text:tab/>Da mesma forma a nossa implementação de </text:span><text:span text:style-name="T70">IPessoaBC </text:span><text:span text:style-name="T68">a classe </text:span><text:span text:style-name="T70">PessoaBC </text:span><text:span text:style-name="T68">é anotada da mesma forma, uma annotation </text:span><text:span text:style-name="T70">@Bean</text:span><text:span text:style-name="T68"> definindo o ID desta e como temos apenas uma dependência, apenas uma annotation </text:span><text:span text:style-name="T70">@Inject </text:span><text:span text:style-name="T68">foi usada, neste caso para a dependência para </text:span><text:span text:style-name="T70">IPessoaDAO.</text:span></text:p>
      <text:p text:style-name="P32"/>
      <text:p text:style-name="P48"><text:span text:style-name="T70"><text:tab/></text:span><text:span text:style-name="T68">Com as classes devidamente anotadas precisamos obter uma instância de nossa fachada e utilizá-la é aí que entram as configurações feitas no core e a nossa bean factory. No trecho abaixo obtemos do </text:span><text:span text:style-name="T70">CoreContext</text:span><text:span text:style-name="T68"> a instância da </text:span><text:span text:style-name="T70">BeanFacotry</text:span><text:span text:style-name="T68"> e a partir desta fábrica obtemos a instância do bean da fachada do </text:span><text:soft-page-break/><text:span text:style-name="T68">sistema e para isso passamos o ID do bean da fachada que neste caso é “</text:span><text:span text:style-name="T70">sistemaFacade” </text:span><text:span text:style-name="T68">para o método </text:span><text:span text:style-name="T70">getBean</text:span><text:span text:style-name="T68"> da </text:span><text:span text:style-name="T70">BeanFactory.</text:span><text:span text:style-name="T68"> A instância do bean da fachada retornada por este método já virá pronta com suas dependências injetadas e prontas para uso. Para este caso a instância de </text:span><text:span text:style-name="T70">sistemaFacade</text:span><text:span text:style-name="T68"> já virá preenchida com a instância correta de </text:span><text:span text:style-name="T70">pessoaBC</text:span><text:span text:style-name="T68"> e este por sua vez já estará preenchido com a instância correta de </text:span><text:span text:style-name="T70">pessoaDAO</text:span><text:span text:style-name="T68"> tudo de forma automática e transparente feita pelo LDIC.</text:span></text:p>
      <text:p text:style-name="P42"/>
      <text:p text:style-name="P57"><text:span text:style-name="T65">ISistemaFacade sistemaFacade = CoreContext.</text:span><text:span text:style-name="T67">getInstance</text:span><text:span text:style-name="T65">().getBeanFactory().getBean(</text:span><text:span text:style-name="T84">"sistemaFacade"</text:span><text:span text:style-name="T65">);</text:span></text:p>
      <text:p text:style-name="P24"/>
      <text:p text:style-name="P24"><text:tab/><text:tab/>Observe que no trecho acima apenas a interface é referenciada, fica a cargo do LDIC retornar a instância da implementação que deve ser usada.</text:p>
      <text:p text:style-name="P24"/>
      <text:p text:style-name="P24"><text:tab/><text:tab/>O LDIC também efetua a injeção em dependências definidas em <text:span text:style-name="T51">superclasse</text:span> de modo que se <text:span text:style-name="T51">PessoaBC </text:span>estendesse de uma classe qualquer e esta última tivesse dependências definidas via <text:span text:style-name="T51">@Inject</text:span> estas dependências herdadas, mesmo <text:span text:style-name="T51">private</text:span>, seriam resolvidas e injetadas.</text:p>
      <text:p text:style-name="P24"/>
      <text:p text:style-name="P24"><text:tab/><text:tab/>Caso seja o ID passado para o método <text:span text:style-name="T51">getBean</text:span> não corresponda a um bean válido dentro do contexto da bean factory, uma <text:span text:style-name="T51">BeanNotFoundException</text:span> é lançada informando que um bean com o ID especificado não foi encontrado.</text:p>
      <text:p text:style-name="P24"/>
      <text:p text:style-name="P24"><text:tab/><text:tab/>O lindbergframework na versão atual 1.1, já se integra com JSF e Adobe Flex e usando o framework integrado com qualquer um destes últimos não é necessário o uso de <text:span text:style-name="T51">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24"/>
      <text:p text:style-name="P39"><text:tab/><text:tab/>4.2.2 – Beans com escopo <text:span text:style-name="T51">Singleton</text:span></text:p>
      <text:p text:style-name="P24"/>
      <text:p text:style-name="P24"><text:tab/><text:tab/>O framework também provê a possibilidade de definir um bean de modo que este seja um singleton ou seja tenha apenas uma instância dentro do contexto. Quando um bean é definido com o escopo <text:span text:style-name="T51">singleton </text:span>o LDIC manterá sempre a mesma instância e sempre que o bean for solicitado ao LDIC esta mesma instância será retornada. Se fosse desejável, por exemplo, definir que o bean <text:span text:style-name="T51">SistemaFacade</text:span> deve ter uma única instância dentro do contexto, então especificaríamos seu escopo como <text:span text:style-name="T51">singleton</text:span> na própria annotation <text:span text:style-name="T51">@Bean</text:span>. Abaixo é mostrado como ficaria a classe <text:span text:style-name="T51">SistemaFacade</text:span> de modo a operar como um <text:span text:style-name="T51">singleton.</text:span></text:p>
      <text:p text:style-name="P24"/>
      <text:p text:style-name="P61"><text:span text:style-name="T109">@Bean</text:span><text:span text:style-name="T17">(value = </text:span><text:span text:style-name="T77">"sistemaFacade"</text:span><text:span text:style-name="T17">,</text:span><text:span text:style-name="T18">singleton = </text:span><text:span text:style-name="T88">true</text:span><text:span text:style-name="T17">)</text:span></text:p>
      <text:p text:style-name="P62"><text:span text:style-name="T86">public</text:span><text:span text:style-name="T13"> </text:span><text:span text:style-name="T86">class</text:span><text:span text:style-name="T13"> SistemaFacade </text:span><text:span text:style-name="T86">implements</text:span><text:span text:style-name="T13"> IsistemaFacade{}</text:span></text:p>
      <text:p text:style-name="P47"/>
      <text:p text:style-name="P47"><text:tab/></text:p>
      <text:p text:style-name="P62"><text:span text:style-name="T13"><text:tab/></text:span><text:span text:style-name="T28">Observe que a annotation </text:span><text:span text:style-name="T30">@Bean</text:span><text:span text:style-name="T28"> foi alterada adicionando o atributo </text:span><text:span text:style-name="T30">singleton</text:span><text:span text:style-name="T28"> definindo o valor deste como </text:span><text:span text:style-name="T30">true</text:span><text:span text:style-name="T28"> indicando que o bean </text:span><text:span text:style-name="T30">SistemaFacade</text:span><text:span text:style-name="T28"> deve ser trabalhar como um </text:span><text:span text:style-name="T30">singleton</text:span><text:span text:style-name="T28"> dentro do contexto. O LDIC agora retornará sempre a mesma instância de </text:span><text:span text:style-name="T30">SistemaFacade</text:span><text:span text:style-name="T28"> quando este bean for solicitado.</text:span></text:p>
      <text:p text:style-name="P26"/>
      <text:p text:style-name="P26"/>
      <text:p text:style-name="P45">5 – Lindberg Persistence – LINP.</text:p>
      <text:p text:style-name="P45"/>
      <text:p text:style-name="P44"><text:tab/><text:span text:style-name="T11">Persistência é algo muito importante nos projetos enterprise e muitas soluções já foram desenvolvidas provendo suporte de modo a melhorar e facilitar o desenvolvimento no que diz respeito a </text:span><text:soft-page-break/><text:span text:style-name="T11">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25"/>
      <text:p text:style-name="P44"><text:span text:style-name="T1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7">SpringDAO</text:span><text:span text:style-name="T11"> por exemplo, é um conjunto de recursos providos pelo framework </text:span><text:span text:style-name="T7">Spring</text:span><text:span text:style-name="T11"> para suporte a persistência mas que não é ORM.</text:span></text:p>
      <text:p text:style-name="P25"/>
      <text:p text:style-name="P74"><text:span text:style-name="T27"><text:tab/>O JDBC (</text:span><text:span text:style-name="T9">Java Database Connectivity</text:span><text:span text:style-name="T26">) é o framework padrão java para persistência. O conjunto de classes providas pelo JDBC fornece o recurso de acesso a qualquer banco de dados relacional baseado em um Driver. Os detalhes sobre JDBC fogem do escopo deste documento.</text:span></text:p>
      <text:p text:style-name="P74"><text:span text:style-name="T2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1">stored procedure</text:span><text:span text:style-name="T26"> que retorne um ou dois cursores e mapear cada um desses cursores em objetos java, executar uma </text:span><text:span text:style-name="T31">query </text:span><text:span text:style-name="T26">SQL e popular o resultado uma lista de objetos, chamar uma </text:span><text:span text:style-name="T31">stored function</text:span><text:span text:style-name="T2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25"/>
      <text:p text:style-name="P74"><text:span text:style-name="T26"><text:tab/>Considere por exemplo uma classe </text:span><text:span text:style-name="T31">ContribuinteDAO</text:span><text:span text:style-name="T26"> que conteria provavelmente um método chamado </text:span><text:span text:style-name="T31">getContribuintes </text:span><text:span text:style-name="T26">que retornaria uma lista de objetos </text:span><text:span text:style-name="T31">Contribuinte</text:span><text:span text:style-name="T26">. Considere também que a implementação da classe </text:span><text:span text:style-name="T31">ContribuinteDAO</text:span><text:span text:style-name="T26"> use JDBC sem nenhum componente ou framework como suporte. Esse método com certeza seria implementado seguindo o seguinte algoritmo:</text:span></text:p>
      <text:p text:style-name="P25"/>
      <text:list xml:id="list29554296" text:style-name="L3">
        <text:list-item>
          <text:p text:style-name="P78">Obter conexão;</text:p>
        </text:list-item>
        <text:list-item>
          <text:p text:style-name="P89"><text:span text:style-name="T26">Obter uma </text:span><text:span text:style-name="T31">Statement</text:span><text:span text:style-name="T26"> a partir da conexão;</text:span></text:p>
        </text:list-item>
        <text:list-item>
          <text:p text:style-name="P89"><text:span text:style-name="T26">Executar a query “select * from tabela_de_contribuinte” na </text:span><text:span text:style-name="T31">Statement</text:span><text:span text:style-name="T26"> ;</text:span></text:p>
        </text:list-item>
        <text:list-item>
          <text:p text:style-name="P89"><text:span text:style-name="T26">Obter um </text:span><text:span text:style-name="T31">ResultSet</text:span><text:span text:style-name="T26"> a partir da execução da query no </text:span><text:span text:style-name="T31">Statement;</text:span></text:p>
        </text:list-item>
        <text:list-item>
          <text:p text:style-name="P93"><text:span text:style-name="T32">Criar uma lista vazia de objetos </text:span><text:span text:style-name="T31">Contribuinte;</text:span></text:p>
        </text:list-item>
        <text:list-item>
          <text:p text:style-name="P93"><text:span text:style-name="T32">Fazer um loop percorrendo todo o </text:span><text:span text:style-name="T31">ResultSet;</text:span></text:p>
        </text:list-item>
        <text:list-item>
          <text:p text:style-name="P93"><text:span text:style-name="T32">Criar um Objeto </text:span><text:span text:style-name="T31">Contribuinte</text:span><text:span text:style-name="T32"> e populá-lo com os dados do registro atual do cursor do </text:span><text:span text:style-name="T31">ResultSet </text:span><text:span text:style-name="T32">em cada iteração do loop;</text:span></text:p>
        </text:list-item>
        <text:list-item>
          <text:p text:style-name="P93"><text:span text:style-name="T32">Adicionar o objeto </text:span><text:span text:style-name="T31">Contribuinte</text:span><text:span text:style-name="T32"> criado e populado na lista de </text:span><text:span text:style-name="T31">Contribuintes</text:span><text:span text:style-name="T32"> criada;</text:span></text:p>
        </text:list-item>
        <text:list-item>
          <text:p text:style-name="P93"><text:span text:style-name="T32">Retornar a lista de </text:span><text:span text:style-name="T31">Contribuintes.</text:span></text:p>
        </text:list-item>
      </text:list>
      <text:p text:style-name="P15"><text:tab/></text:p>
      <text:p text:style-name="P13"><text:span text:style-name="T31"><text:tab/></text:span><text:span text:style-name="T32">O algoritmo acima poderia ser implementado no seguinte método java e qualquer outra listagem seja lá qual for a entidade manteria o mesmo padrão mudando apenas o </text:span><text:span text:style-name="T31">sql </text:span><text:span text:style-name="T32">da query, o objeto criado e a forma como cada objeto é populado.</text:span></text:p>
      <text:p text:style-name="P3"><text:tab/><text:span text:style-name="T89">public</text:span><text:span text:style-name="T23"> List&lt;Contribuinte&gt; listarContribuintes() {</text:span></text:p>
      <text:p text:style-name="P58"><text:s text:c="8"/>Connection conn = <text:span text:style-name="T111">ConexaoUtil</text:span>.getConexao();</text:p>
      <text:p text:style-name="P67"><text:span text:style-name="T13"><text:s text:c="8"/>List&lt;Contribuinte&gt; listaContribuintes = </text:span><text:span text:style-name="T86">new</text:span><text:span text:style-name="T13"> ArrayList&lt;Contribuinte&gt;();</text:span></text:p>
      <text:p text:style-name="P67"><text:span text:style-name="T13"><text:s text:c="8"/></text:span><text:span text:style-name="T86">try</text:span><text:span text:style-name="T13"> {</text:span></text:p>
      <text:p text:style-name="P58"><text:s text:c="12"/>Statement st = conn.createStatement();</text:p>
      <text:p text:style-name="P67"><text:span text:style-name="T13"><text:s text:c="12"/>ResultSet rs = st.executeQuery(</text:span><text:span text:style-name="T72">"Select * from tb_contribuinte"</text:span><text:span text:style-name="T13">);</text:span></text:p>
      <text:p text:style-name="P67"><text:span text:style-name="T13"><text:s text:c="12"/></text:span><text:span text:style-name="T86">while</text:span><text:span text:style-name="T13"> (rs.next()){</text:span></text:p>
      <text:p text:style-name="P67"><text:span text:style-name="T13"><text:s text:c="16"/>Contribuinte contribuinte = </text:span><text:span text:style-name="T86">new</text:span><text:span text:style-name="T13"> Contribuinte();</text:span></text:p>
      <text:p text:style-name="P67"><text:span text:style-name="T13"><text:s text:c="16"/>contribuinte.setNomeFantasia(rs.getString(</text:span><text:span text:style-name="T72">"nome_fantasia"</text:span><text:span text:style-name="T13">));</text:span></text:p>
      <text:p text:style-name="P67"><text:soft-page-break/><text:span text:style-name="T13"><text:s text:c="16"/>contribuinte.setCnpj(rs.getString(</text:span><text:span text:style-name="T72">"cnpj"</text:span><text:span text:style-name="T13">));</text:span></text:p>
      <text:p text:style-name="P58"><text:s text:c="16"/></text:p>
      <text:p text:style-name="P67"><text:span text:style-name="T13"><text:s text:c="16"/>Endereco endereco = </text:span><text:span text:style-name="T86">new</text:span><text:span text:style-name="T13"> Endereco();</text:span></text:p>
      <text:p text:style-name="P67"><text:span text:style-name="T13"><text:s text:c="16"/>endereco.setBairro(rs.getString(</text:span><text:span text:style-name="T72">"bairro"</text:span><text:span text:style-name="T13">));</text:span></text:p>
      <text:p text:style-name="P67"><text:span text:style-name="T13"><text:s text:c="16"/>endereco.setCep(rs.getString(</text:span><text:span text:style-name="T72">"cep"</text:span><text:span text:style-name="T13">));</text:span></text:p>
      <text:p text:style-name="P67"><text:span text:style-name="T13"><text:s text:c="16"/>endereco.setRua(rs.getString(</text:span><text:span text:style-name="T72">"rua"</text:span><text:span text:style-name="T13">));</text:span></text:p>
      <text:p text:style-name="P67"><text:span text:style-name="T13"><text:s text:c="16"/>endereco.setNumero(rs.getInt(</text:span><text:span text:style-name="T72">"numero"</text:span><text:span text:style-name="T13">));</text:span></text:p>
      <text:p text:style-name="P58"><text:s text:c="16"/></text:p>
      <text:p text:style-name="P58"><text:s text:c="16"/>contribuinte.setEndereco(endereco);</text:p>
      <text:p text:style-name="P58"><text:s text:c="16"/></text:p>
      <text:p text:style-name="P58"><text:s text:c="16"/>listaContribuintes.add(contribuinte);</text:p>
      <text:p text:style-name="P58"><text:s text:c="12"/>}</text:p>
      <text:p text:style-name="P58"><text:s text:c="12"/></text:p>
      <text:p text:style-name="P67"><text:span text:style-name="T13"><text:s text:c="8"/>} </text:span><text:span text:style-name="T86">catch</text:span><text:span text:style-name="T13"> (SQLException e) {</text:span></text:p>
      <text:p text:style-name="P58"><text:s text:c="12"/>e.printStackTrace();</text:p>
      <text:p text:style-name="P58"><text:s text:c="8"/>}</text:p>
      <text:p text:style-name="P58"><text:s text:c="8"/></text:p>
      <text:p text:style-name="P67"><text:span text:style-name="T13"><text:s text:c="8"/></text:span><text:span text:style-name="T86">return</text:span><text:span text:style-name="T13"> listaContribuintes;</text:span></text:p>
      <text:p text:style-name="P75"><text:span text:style-name="T22"><text:s text:c="4"/>}</text:span><text:tab/></text:p>
      <text:p text:style-name="P18"/>
      <text:p text:style-name="P13"><text:span text:style-name="T31"><text:tab/></text:span><text:span text:style-name="T32">Na implementação acima usando apenas JDBC direto observe que foi feita uma simples consulta de contribuinte onde no nosso exemplo contém apenas alguns campos e a parte da população do </text:span><text:span text:style-name="T31">ResultSet</text:span><text:span text:style-name="T32"> em objetos </text:span><text:span text:style-name="T31">Contribuinte</text:span><text:span text:style-name="T32"> já demandou várias linhas de código. Considerando que o objeto </text:span><text:span text:style-name="T31">Contribuinte</text:span><text:span text:style-name="T32"> é o <text:s/>primeiro nível, neste caso, temos um segundo nível que é o objeto </text:span><text:span text:style-name="T31">Endereco </text:span><text:span text:style-name="T32"><text:s/>que está dentro do objeto </text:span><text:span text:style-name="T31">Contribuinte</text:span><text:span text:style-name="T32"> formando assim um segundo nível de atributos</text:span><text:span text:style-name="T31">. </text:span><text:span text:style-name="T32">Na população do endereço foi necessário criar um objeto </text:span><text:span text:style-name="T31">Endereco</text:span><text:span text:style-name="T32"> populá-lo para só então setar o endereço no objeto </text:span><text:span text:style-name="T31">Contribuinte</text:span><text:span text:style-name="T32">.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p text:style-name="P17"><text:tab/>5.1 – Conceitos Básicos</text:p>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text:soft-page-break/></text:p>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4"/>
      <text:list xml:id="list29547345" text:style-name="L4">
        <text:list-item>
          <text:list>
            <text:list-item>
              <text:p text:style-name="P79">– Repositório de Comandos SQL</text:p>
            </text:list-item>
          </text:list>
        </text:list-item>
      </text:list>
      <text:p text:style-name="P14"/>
      <text:p text:style-name="P14"><text:tab/>O LINP trabalha com um repositório de comandos sql que nada mais é que uma classe que implementa a interface <text:span text:style-name="T51">SqlCommandResolver</text:span>. Um sqlCommandResolver é uma classe que é responsável por atender solicitações de comandos sql baseados em um ID e devolver o comando completo e montado de acordo com a solicitação.</text:p>
      <text:p text:style-name="P14"/>
      <text:p text:style-name="P14"><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4"/>
      <text:p text:style-name="P14"><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51">SqlCommandResolver</text:span>, faz o intercambio entre a aplicação e o repositório de comandos sql.</text:p>
      <text:p text:style-name="P14"/>
      <text:p text:style-name="P14"><text:tab/>A próxima sessão mostrará os detalhes da configuração do componente e mais a frente todos esses conceitos serão mostrados na prática.</text:p>
      <text:p text:style-name="P14"/>
      <text:p text:style-name="P17"><text:tab/>5.3 – Configuração do LINP</text:p>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51">parser</text:span> da configuração funciona baseado em interface, como no CORE, e pode de acordo com a conveniência e necessidade do projeto pode ser implementado por exemplo configuração via arquivo <text:span text:style-name="T51">properties, </text:span>arquivo <text:span text:style-name="T51">txt, </text:span>enfim. Entenda como <text:span text:style-name="T51">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51">parser</text:span> de configuração do componente de persistência LINP é a <text:span text:style-name="T112">LinpConfiguration. </text:span>Esta inteface provê as constantes das propriedades de configuração que podem ser definidas para o LINP por padrão. Outras propriedades podem ser criadas de acordo com o <text:span text:style-name="T51">parser</text:span> usado.</text:p>
      <text:p text:style-name="P14"/>
      <text:p text:style-name="P16"><text:span text:style-name="T54"><text:tab/>O framework já provê implementações padrão do </text:span><text:span text:style-name="T52">parser</text:span><text:span text:style-name="T54"> para configurar o LINP. Abaixo são descritos estes </text:span><text:span text:style-name="T52">parsers</text:span><text:span text:style-name="T54"> que são encontrados no pacote </text:span><text:span text:style-name="T64">org.lindbergframework.persistence.configuration</text:span><text:span text:style-name="T54">:</text:span></text:p>
      <text:p text:style-name="P14"/>
      <text:list xml:id="list29576929" text:style-name="L5">
        <text:list-item>
          <text:p text:style-name="P83"><text:span text:style-name="T56">SimpleLinpConfiguration</text:span><text:span text:style-name="T66">:</text:span><text:span text:style-name="T65"> Deve ser usado para definição da configuração do LINP programaticamente.</text:span></text:p>
          <text:p text:style-name="P80"><text:soft-page-break/></text:p>
        </text:list-item>
        <text:list-item>
          <text:p text:style-name="P90"><text:span text:style-name="T29">XmlLinpConfiguration: </text:span><text:span text:style-name="T26">Parser padrão para definição da configuração baseado em XML de acordo com o schema: </text:span><text:a xlink:type="simple" xlink:href="http://www.lindbergframework.org/schema/lindberg-config.xsd">http://www.lindbergframework.org/schema/lindberg-config.xsd</text:a><text:span text:style-name="T26"> no que diz respeito ao componente de persistência.</text:span></text:p>
        </text:list-item>
      </text:list>
      <text:p text:style-name="P14"/>
      <text:p text:style-name="P14"><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4"/>
      <text:p text:style-name="P3"><text:span text:style-name="T26"><text:tab/>O schema apresentado anteriormente para configuração do CORE, </text:span><text:span text:style-name="T31">lindberg-config.xsd</text:span><text:span text:style-name="T26">, provê uma tag denominada </text:span><text:span text:style-name="T31">linp</text:span><text:span text:style-name="T26">. Esta tag é a tag raiz para toda a configuração do componente LINP via XML usando o parser default XmlLinpConfiguration. A tag </text:span><text:span text:style-name="T31">linp</text:span><text:span text:style-name="T26"> engloba as definições de </text:span><text:span text:style-name="T31">datasource</text:span><text:span text:style-name="T26">, do </text:span><text:span text:style-name="T31">transaction manager, schema padrão, </text:span><text:span text:style-name="T26">da implementação a ser usada para resolver comandos sql, o tipo java a ser usado para tipos de dados sql do tipo </text:span><text:span text:style-name="T31">cursor</text:span><text:span text:style-name="T26">,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3"><text:span text:style-name="T26"/></text:p>
      <text:p text:style-name="P3"><text:span text:style-name="T26"><text:tab/>As propriedades que o LINP provê para configuração são apresentadas abaixo e são definidas em </text:span><text:span text:style-name="T31">LinpConfiguration</text:span><text:span text:style-name="T26">:</text:span></text:p>
      <text:list xml:id="list29636367" text:style-name="L6">
        <text:list-header>
          <text:p text:style-name="P92"><text:span text:style-name="T26"/></text:p>
        </text:list-header>
        <text:list-item>
          <text:p text:style-name="P111"><text:span text:style-name="T80">lindberg.persistence.IntegerCursorType:</text:span><text:span text:style-name="T78"> </text:span></text:p>
          <text:p text:style-name="P116"><text:span text:style-name="T35">- Tipo java inteiro <text:s/>para cursores;</text:span></text:p>
          <text:p text:style-name="P116"><text:span text:style-name="T35">- Valor padrão é </text:span><text:span text:style-name="T40">java.sql.Types.OTHER.</text:span></text:p>
        </text:list-item>
        <text:list-item>
          <text:p text:style-name="P112"><text:span text:style-name="T54">lindberg.persistence.TransactionManager</text:span><text:span text:style-name="T54">:</text:span></text:p>
          <text:p text:style-name="P112"><text:span text:style-name="T38">- Implementação de </text:span><text:span text:style-name="T37">TransactionManager</text:span><text:span text:style-name="T38"> que será usada para o gerenciamento das transações de banco;</text:span></text:p>
          <text:p text:style-name="P112"><text:span text:style-name="T38">- Valor padrão é </text:span><text:span text:style-name="T49">org.lindbergframework.persistence.transaction.LinpSpringTransactionManager.</text:span></text:p>
        </text:list-item>
        <text:list-item>
          <text:p text:style-name="P112"><text:span text:style-name="T54">lindberg.persistence.SqlCommandResolver:</text:span></text:p>
          <text:p text:style-name="P112"><text:span text:style-name="T38">- Implementação de </text:span><text:span text:style-name="T37">SqlCommandResolver </text:span><text:span text:style-name="T38">que fará o intercambio entre a aplicação e o repositório de comandos sql e atenderá a solicitações de obtenção desses comandos;</text:span></text:p>
          <text:p text:style-name="P112"><text:span text:style-name="T38">- Quando a configuração é definida programaticamente usando </text:span><text:span text:style-name="T37">SimpleLinpConfiguration</text:span><text:span text:style-name="T38"> deve ser informado;</text:span></text:p>
          <text:p text:style-name="P112"><text:span text:style-name="T38">- Usando configuração via XML através de </text:span><text:span text:style-name="T37">XmlLinpConfiguration</text:span><text:span text:style-name="T38"> o valor padrão é </text:span><text:span text:style-name="T49">org.lindbergframework.persistence.sql.XmlSqlCommandResolver.</text:span></text:p>
        </text:list-item>
        <text:list-item>
          <text:p text:style-name="P112"><text:span text:style-name="T54">lindberg.persistence.DefaultSchema:</text:span></text:p>
          <text:p text:style-name="P112"><text:span text:style-name="T38">- Schema de banco padrão que deve ser usado. Essa propriedade é opcional e não possui o valor padrão.</text:span></text:p>
        </text:list-item>
      </text:list>
      <text:p text:style-name="P113"><text:span text:style-name="T38"/></text:p>
      <text:p text:style-name="P117"><text:span text:style-name="T39">IMPORTANTE: Além dessas propriedades é importante e necessário definir a parte as configurações de datasource que o LINP usará. Isso será abordado mais a frente.</text:span></text:p>
      <text:p text:style-name="P113"><text:span text:style-name="T38"/></text:p>
      <text:p text:style-name="P114"><text:span text:style-name="T34">5.3.1 – Configurando o LINP na prática - Programaticamente</text:span></text:p>
      <text:p text:style-name="P3"><text:span text:style-name="T26"/></text:p>
      <text:p text:style-name="P14"><text:tab/>Supondo que no exemplo usado para apresentar o core agora fosse necessário usar o componente LINP para persistência. Inicialmente vamos usar a configuração via programaticamente usando <text:span text:style-name="T51">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4"/>
      <text:p text:style-name="P14"/>
      <text:p text:style-name="P95"><text:span text:style-name="T14">XmlCoreConfiguration coreConfiguration = </text:span></text:p>
      <text:p text:style-name="P95"><text:span text:style-name="T24"><text:s text:c="12"/></text:span><text:span text:style-name="T90">new</text:span><text:span text:style-name="T14"> ClassPathXmlCoreConfiguration(</text:span><text:span text:style-name="T76">"</text:span><text:span text:style-name="T81">org/lindbergframework/configuracao/lindberg-config.xml</text:span><text:span text:style-name="T76">"</text:span><text:span text:style-name="T14">);</text:span></text:p>
      <text:p text:style-name="P107"><text:s text:c="8"/></text:p>
      <text:p text:style-name="P100"><text:span text:style-name="T13">SimpleLinpConfiguration linpConfiguration = </text:span><text:span text:style-name="T86">new</text:span><text:span text:style-name="T13"> SimpleLinpConfiguration();</text:span></text:p>
      <text:p text:style-name="P107"><text:s text:c="8"/></text:p>
      <text:p text:style-name="P100"><text:span text:style-name="T13">DataSource ds = createDataSource();</text:span></text:p>
      <text:p text:style-name="P100"><text:span text:style-name="T13">DataSourceConfig config = </text:span><text:span text:style-name="T86">new</text:span><text:span text:style-name="T13"> DataSourceConfig(ds, com.mysql.jdbc.Driver.</text:span><text:span text:style-name="T86">class</text:span><text:span text:style-name="T13">);</text:span></text:p>
      <text:p text:style-name="P107"><text:s text:c="8"/></text:p>
      <text:p text:style-name="P107">linpConfiguration.setDataSourceConfig(config);</text:p>
      <text:p text:style-name="P100"><text:span text:style-name="T13">linpConfiguration.setCursorType(LinpConfiguration.</text:span><text:span text:style-name="T106">DEFAULT_INTEGER_CURSOR_TYPE</text:span><text:span text:style-name="T13">);</text:span></text:p>
      <text:p text:style-name="P100"><text:span text:style-name="T13">linpConfiguration.setTransactionManager(</text:span><text:span text:style-name="T86">new</text:span><text:span text:style-name="T13"> LinpSpringTransactionManager(ds));</text:span></text:p>
      <text:p text:style-name="P107"><text:s text:c="8"/></text:p>
      <text:p text:style-name="P100"><text:span text:style-name="T13">XmlSqlCommandResolver sqlCommandResolver = </text:span></text:p>
      <text:p text:style-name="P100"><text:span text:style-name="T50"><text:s/><text:tab/> <text:s text:c="4"/></text:span><text:span text:style-name="T86">new</text:span><text:span text:style-name="T13"> ClassPathXmlSqlCommandResolver(</text:span><text:span text:style-name="T72">"</text:span><text:span text:style-name="T75">org/lindbergframework/repositorioSql</text:span><text:span text:style-name="T72">/queries.xml",</text:span></text:p>
      <text:p text:style-name="P100"><text:span text:style-name="T72"><text:tab/><text:tab/><text:tab/><text:tab/><text:tab/> <text:s text:c="13"/>"</text:span><text:span text:style-name="T75">org/lindbergframework/repositorioSql</text:span><text:span text:style-name="T72">/updates.xml"</text:span><text:span text:style-name="T13">);</text:span></text:p>
      <text:p text:style-name="P107">linpConfiguration.setSqlCommandResolver(sqlCommandResolver);</text:p>
      <text:p text:style-name="P107"><text:s text:c="8"/></text:p>
      <text:p text:style-name="P107">coreConfiguration.setLinpConfiguration(linpConfiguration);</text:p>
      <text:p text:style-name="P107">CoreContext.<text:span text:style-name="T51">getInstance</text:span>().loadConfiguration(coreConfiguration);</text:p>
      <text:p text:style-name="P107"/>
      <text:p text:style-name="P107"/>
      <text:p text:style-name="P14"><text:tab/>No trecho de código acima é feita a configuração do LINP programaticamente via <text:span text:style-name="T51">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51">ClassPathXmlCoreConfiguration</text:span> para configurações do CORE baseado em um XML que está em nosso classpath. Em seguida criamos nosso <text:span text:style-name="T51">datasource </text:span>e o encapsulamos na classe que representa as configurações de <text:span text:style-name="T51">datasource</text:span> dentro do LINP que é a <text:span text:style-name="T51">DataSourceConfig</text:span>. Para tal passamos a referência do nosso <text:span text:style-name="T51">datasource </text:span>criado (ds) e o Driver que o nosso <text:span text:style-name="T51">datasource</text:span> está usando para criar um novo <text:span text:style-name="T51">DataSourceConfig. </text:span>Isso é mostrado abaixo:</text:p>
      <text:p text:style-name="P14"/>
      <text:p text:style-name="P100"><text:span text:style-name="T13">DataSource ds = createDataSource();</text:span></text:p>
      <text:p text:style-name="P108">DataSourceConfig config = <text:span text:style-name="T86">new</text:span> DataSourceConfig(ds, com.mysql.jdbc.Driver.<text:span text:style-name="T86">class</text:span>);</text:p>
      <text:p text:style-name="P14"><text:tab/></text:p>
      <text:p text:style-name="P14"><text:tab/>A partir daí definimos as propriedades de acordo com nossa necessidade. Neste caso definimos:</text:p>
      <text:p text:style-name="P14"/>
      <text:list xml:id="list37349058" text:style-name="L7">
        <text:list-item>
          <text:list>
            <text:list-item>
              <text:p text:style-name="P82">DataSourceConfig:</text:p>
              <text:p text:style-name="P86"/>
              <text:p text:style-name="P86">linpConfiguration.setDataSourceConfig(config);</text:p>
              <text:p text:style-name="P86"/>
            </text:list-item>
            <text:list-item>
              <text:p text:style-name="P82">CursorType:</text:p>
              <text:p text:style-name="P82"/>
            </text:list-item>
          </text:list>
        </text:list-item>
      </text:list>
      <text:p text:style-name="P14"><text:tab/> <text:s text:c="4"/><text:span text:style-name="T62">linpConfiguration.setCursorType(LinpConfiguration.</text:span><text:span text:style-name="T107">DEFAULT_INTEGER_CURSOR_TYPE</text:span><text:span text:style-name="T62">);</text:span></text:p>
      <text:p text:style-name="P14"><text:span text:style-name="T62"/></text:p>
      <text:list xml:id="list30358920" text:continue-numbering="true" text:style-name="L7">
        <text:list-item>
          <text:list>
            <text:list-item>
              <text:p text:style-name="P82">TransactionManager:</text:p>
              <text:p text:style-name="P86"/>
              <text:p text:style-name="P86">linpConfiguration.setTransactionManager(<text:span text:style-name="T86">new</text:span> LinpSpringTransactionManager(ds));</text:p>
              <text:p text:style-name="P86"/>
            </text:list-item>
            <text:list-item>
              <text:p text:style-name="P82">SqlCommandResolver:</text:p>
              <text:p text:style-name="P94"><text:span text:style-name="T13">XmlSqlCommandResolver sqlCommandResolver = </text:span></text:p>
            </text:list-item>
          </text:list>
          <text:p text:style-name="P94"><text:span text:style-name="T50"><text:s text:c="6"/></text:span><text:span text:style-name="T86">new </text:span><text:span text:style-name="T13">ClassPathXmlSqlCommandResolver(</text:span><text:span text:style-name="T72">"</text:span><text:span text:style-name="T75">org/lindbergframework/repositorioSql</text:span><text:span text:style-name="T72">/queries.xml",</text:span></text:p>
          <text:p text:style-name="P94"><text:span text:style-name="T72"><text:tab/><text:tab/><text:tab/><text:tab/> <text:s text:c="13"/>"</text:span><text:span text:style-name="T75">org/lindbergframework/repositorioSql</text:span><text:span text:style-name="T72">/updates.xml"</text:span><text:span text:style-name="T13">);</text:span></text:p>
          <text:list text:continue-numbering="true">
            <text:list-header>
              <text:p text:style-name="P86">linpConfiguration.setSqlCommandResolver(sqlCommandResolver);</text:p>
            </text:list-header>
          </text:list>
        </text:list-item>
      </text:list>
      <text:p text:style-name="P87"/>
      <text:p text:style-name="P118"><text:span text:style-name="T68">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oft-page-break/><text:span text:style-name="T68">usamos uma especialização desse tipo de repositório de sql que trabalha com XML´s de comandos sql que estão diretamente no classpath do nosso projeto:</text:span></text:p>
      <text:p text:style-name="P88"/>
      <text:p text:style-name="P88"><text:span text:style-name="T119"><text:tab/> <text:s text:c="2"/>org.lindbergframework.persistence.sql.ClassPathXmlSqlCommandResolver</text:span></text:p>
      <text:p text:style-name="P88"><text:span text:style-name="T119"/></text:p>
      <text:p text:style-name="P14"><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4"><text:span text:style-name="T71"/></text:p>
      <text:p text:style-name="P108">coreConfiguration.setLinpConfiguration(linpConfiguration);</text:p>
      <text:p text:style-name="P14"><text:tab/></text:p>
      <text:p text:style-name="P14"><text:tab/>O último passo agora é inicializar o CORE. Como encapsulamos a configuração do LINP na configuração do CORE no passo anterior, então o CORE quando inicializado através de seu contexto, <text:span text:style-name="T51">CoreContext,</text:span> também inicializará automaticamente o LINP a partir de seu contexto, <text:span text:style-name="T51">LinpContext.</text:span> O <text:span text:style-name="T51">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4"/>
      <text:p text:style-name="P14"><text:span text:style-name="T62">CoreContext.</text:span><text:span text:style-name="T63">getInstance</text:span><text:span text:style-name="T62">().loadConfiguration(coreConfiguration);</text:span> </text:p>
      <text:p text:style-name="P14"/>
      <text:p text:style-name="P14"><text:tab/>O log no concole apresentará, dentre outras coisas, o seguinte trecho após a execução do <text:span text:style-name="T51">loadConfiguration</text:span> indicando o status da inicialização de cada módulo:</text:p>
      <text:p text:style-name="P14"/>
      <text:p text:style-name="P16"><text:span text:style-name="T54"><text:tab/></text:span><text:span text:style-name="T103">INFO: Initializing Lindberg Core Context</text:span></text:p>
      <text:p text:style-name="P16"><text:span text:style-name="T104"><text:tab/>INFO: Initializing Lindberg Persistence Context</text:span></text:p>
      <text:p text:style-name="P16"><text:span text:style-name="T104"><text:tab/>INFO: Lindberg Persistence Context initialized</text:span></text:p>
      <text:p text:style-name="P16"><text:span text:style-name="T104"><text:tab/>INFO: Lindberg Core Context initialized</text:span></text:p>
      <text:p text:style-name="P14"/>
      <text:p text:style-name="P14"><text:tab/>O log aparece exatamente nessa ordem, pois primeiro é disparado o processo de inicialização do CORE, durante este processo o <text:span text:style-name="T51">CoreContext</text:span> verifica que precisa inicializar LINP<text:span text:style-name="T51"> </text:span>então dispara o processo de inicialização e configuração de <text:span text:style-name="T51">LinpContext </text:span>(contexto do LINP). Observe que somente após a inicialização com sucesso do LINP é que a inicialização do contexto do CORE é concluída. Isso ocorre porque a inicialização do CORE é responsável pela inicialização do LINP.</text:p>
      <text:p text:style-name="P14"/>
      <text:p text:style-name="P115"><text:span text:style-name="T25">5.3.2 – Configurando o LINP na prática – Usando X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3-30T10:24:18.06</dc:date>
    <meta:editing-duration>PT102H37M05S</meta:editing-duration>
    <meta:editing-cycles>250</meta:editing-cycles>
    <meta:generator>BrOffice.org/3.2$Win32 OpenOffice.org_project/320m18$Build-9502</meta:generator>
    <meta:document-statistic meta:table-count="0" meta:image-count="1" meta:object-count="0" meta:page-count="20" meta:paragraph-count="339" meta:word-count="6568" meta:character-count="46924"/>
  </office:meta>
</office:document-meta>
</file>